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STSong" svg:font-family="STSong"/>
    <style:font-face style:name="Songti TC" svg:font-family="Songti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0e0e0"/>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P9" style:family="paragraph" style:parent-style-name="Standard">
      <style:paragraph-properties fo:margin-bottom="0.1667in"/>
      <style:text-properties style:font-name="Times" fo:font-size="12.0pt" fo:background-color="#ececec"/>
    </style:style>
    <style:style style:name="P10" style:family="paragraph" style:parent-style-name="Standard">
      <style:paragraph-properties style:line-height-at-least="0.2361in"/>
      <style:text-properties style:font-name="Times" fo:font-size="12.0pt" fo:color="#000000" fo:background-color="#868686"/>
    </style:style>
    <style:style style:name="P11" style:family="paragraph" style:parent-style-name="Standard">
      <style:paragraph-properties fo:margin-bottom="0.1667in" style:line-height-at-least="0.2361in"/>
      <style:text-properties style:font-name="Songti TC" fo:font-size="12.0pt" fo:color="#000000" fo:background-color="#ececec"/>
    </style:style>
    <style:style style:name="P12" style:family="paragraph" style:parent-style-name="Standard">
      <style:paragraph-properties fo:margin-bottom="0.1667in" style:line-height-at-least="0.2361in"/>
      <style:text-properties style:font-name="Songti TC"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font-style="italic" fo:font-style-asian="italic" fo:font-style-complex="italic" fo:letter-spacing="0.0000in"/>
    </style:style>
    <style:style style:name="T5" style:family="text">
      <style:text-properties style:font-name="PingFang TC" fo:letter-spacing="0.0000in" fo:background-color="transparent"/>
    </style:style>
    <style:style style:name="T6" style:family="text">
      <style:text-properties style:font-name="PingFang TC"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Times" fo:letter-spacing="0.0000in"/>
    </style:style>
    <style:style style:name="T9" style:family="text">
      <style:text-properties fo:color="#052726"/>
    </style:style>
    <style:style style:name="T10" style:family="text">
      <style:text-properties style:font-name="Times" fo:font-style="italic" fo:font-style-asian="italic" fo:font-style-complex="italic"/>
    </style:style>
    <style:style style:name="T11" style:family="text">
      <style:text-properties style:font-name="Heiti TC Light"/>
    </style:style>
    <style:style style:name="T12" style:family="text">
      <style:text-properties fo:font-style="italic" fo:font-style-asian="italic" fo:font-style-complex="italic"/>
    </style:style>
    <style:style style:name="T13" style:family="text">
      <style:text-properties style:font-name="Songti TC" fo:letter-spacing="0.0000in"/>
    </style:style>
    <style:style style:name="T14" style:family="text">
      <style:text-properties style:font-name="STSong"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8.15 19:41   |   </text:span><text:a xlink:type="simple" xlink:href="http://palinfo.habago.org/Entry?Command=Information_PrintForum&amp;iPage=1#FORUM39921"><text:span text:style-name="T2">#</text:span></text:a></text:p>
      <text:p text:style-name="P3"><text:span text:style-name="T1">卡韓政變(259):蟑螂橫行</text:span><text:span text:style-name="T3"><text:line-break/><text:line-break/></text:span><text:span text:style-name="T1">陳真</text:span><text:span text:style-name="T3"><text:line-break/></text:span><text:span text:style-name="T1">2020.08.15.</text:span><text:span text:style-name="T3"><text:line-break/><text:line-break/><text:line-break/></text:span><text:span text:style-name="T1">常有人要我聯署各種議題，我幾乎都婉拒，特別是島內議題，我更不會參與聯署。別人怎麼做我沒意見，但我自己有一些純屬個人的美感稜角。沒有美，人生將無法忍受。</text:span><text:span text:style-name="T3"><text:line-break/><text:line-break/></text:span><text:span text:style-name="T1">聽說被烏龜咬到，必須等到打雷牠才會鬆口，但我不是；看過周星馳的 “新喜劇之王” 的人應該知道，我會一直咬到世界末日都不會罷休。</text:span><text:span text:style-name="T3"><text:line-break/><text:line-break/></text:span><text:span text:style-name="T1">巴勒網靜站，一轉眼就進入第13年。13年並不長，一個故事一旦開始，就會進行到底，就跟一份情感的長度一樣。並非說形式作法永遠不變，而是說此心不渝。</text:span><text:span text:style-name="T3"><text:line-break/><text:line-break/></text:span><text:span text:style-name="T1">總之，一個人一生只要專注做好一兩件事就行，沒必要到處掛名。此其一。</text:span><text:span text:style-name="T3"><text:line-break/><text:line-break/></text:span><text:span text:style-name="T1">其二是，我當然不可能向一群下三濫的人渣政客提出陳情。如果你奉獻了無數青春血淚，眼見當年的一群理當繩之以法最好是依法槍斃的貪婪齷齪人渣，竟然搖身一變，竟然個個變成英雄變成改革者，繼續為所欲為，繼續為非作歹無法無天，請問你會去跟這樣一群罪犯人渣陳情嗎？</text:span><text:span text:style-name="T3"><text:line-break/><text:line-break/></text:span><text:span text:style-name="T1">這個道理應該不難懂才對。我們跟他們並不在同一個水平上，我們不會做賤自己到這種地步，就如同我們不會簽名向蟑螂陳情拜託牠們保持乾淨一樣。對於蟑螂，就是找殺蟲劑來對付，要不就是任其胡作非為，如此而已，沒有第二條路。</text:span><text:span text:style-name="T3"><text:line-break/><text:line-break/></text:span><text:span text:style-name="T1">人渣黨剛剛贏得所謂高雄市長選舉，陳G邁說 “從現在開始就是藍綠大團結，高雄邁步走”。</text:span><text:span text:style-name="T3"><text:line-break/><text:line-break/></text:span><text:span text:style-name="T1">他媽的對於這樣一種齷齪，我實在受不了。</text:span><text:span text:style-name="T3"><text:line-break/><text:line-break/></text:span><text:span text:style-name="T1">陳真</text:span><text:span text:style-name="T3"><text:line-break/></text:span><text:span text:style-name="T1">寫於南下高鐵途中</text:span></text:p>
      <text:p text:style-name="P2"><text:span text:style-name="T1">陳真   |  2020.08.15 19:03   |   </text:span><text:a xlink:type="simple" xlink:href="http://palinfo.habago.org/Entry?Command=Information_PrintForum&amp;iPage=1#FORUM39920"><text:span text:style-name="T2">#</text:span></text:a></text:p>
      <text:p text:style-name="P4"><text:span text:style-name="T1">高醫學長、巴勒網的好朋友曾健民醫師，13號因病過世。明天(16號)在花蓮舉行家祭。日後可能會辦理追思會。</text:span></text:p>
      <text:p text:style-name="P2"><text:span text:style-name="T1">陳真   |  2020.08.15 14:24   |   </text:span><text:a xlink:type="simple" xlink:href="http://palinfo.habago.org/Entry?Command=Information_PrintForum&amp;iPage=1#FORUM39919"><text:span text:style-name="T2">#</text:span></text:a></text:p>
      <text:p text:style-name="P3"><text:span text:style-name="T1">剛剛一點左右，在南港站下車，準備去AIT。</text:span><text:span text:style-name="T3"><text:line-break/><text:line-break/></text:span><text:span text:style-name="T1">南港站有條美食街，角落處常有各種所謂 “社運團體” 攔截過往旅客要求捐款或簽名之類。今天是台灣的所謂 “國際特赦組織”，掛人權羊頭，賣綠到發霉的政治狗肉。</text:span><text:span text:style-name="T3"><text:line-break/><text:line-break/></text:span><text:span text:style-name="T1">剛剛走過他們的攤位面前，準備去尿尿，一個約莫二十多歲的男子追上來，喊著 “大哥大哥，請支持人權”，好像是要我簽名。我微笑揮手拒絕。</text:span><text:span text:style-name="T3"><text:line-break/><text:line-break/></text:span><text:span text:style-name="T1">尿完之後，被迫又得經過他們的攤位，我以飛快腳步貼著牆壁走，企圖儘可能遠離他們。結果，一個女的動作比我快，早已攔住去路，要我支持人權，還對我大聲喊說 “我們不是在推銷東西，是要大家關心人權。”</text:span><text:span text:style-name="T3"><text:line-break/><text:line-break/></text:span><text:span text:style-name="T1">因為對方是女的，我不敢碰到她，只好發揮建中足球隊的實力，左閃右躲，擺脫糾纏。</text:span><text:span text:style-name="T3"><text:line-break/><text:line-break/></text:span><text:span text:style-name="T1">擺脫之後，我回頭看了她一眼，發現她面有慍色，顯然是對我之悍然拒絕關心人權感到不悅。</text:span><text:span text:style-name="T3"><text:line-break/><text:line-break/></text:span><text:span text:style-name="T1">我其實很想跟這些男男女女說，妳們知不知道我就是台灣這個所謂國際特赦組織的主要創辦者之一。三十年前，我們很辛苦地從事組織工作，寫了無數文章，從無到有好不容易把它成立了，最後並且獲得國際特赦組織倫敦總部的認可，始終強調人權工作的中立性。想不到幾年後就整個變質了，被一群政治人渣給篡位把持，成為綠營的打手與走狗。</text:span><text:span text:style-name="T3"><text:line-break/><text:line-break/></text:span><text:span text:style-name="T1">當然，我沒有去跟她們說這些話，因為我知道她們不可能理解自己在做什麼，至少不可能在短短幾分鐘內清醒過來，因為這需要一點國內外政治知識，需要更多一點的智商，以及需要不光只是一點點，而是需要很多的真實憐憫與情感及道德熱情，然後才有可能從鋪天蓋地的政治洗腦中清醒過來而不再為人所惑。</text:span></text:p>
      <text:p text:style-name="P2"><text:span text:style-name="T1">唐堉崴   |  2020.08.14 15:15   |   </text:span><text:a xlink:type="simple" xlink:href="http://palinfo.habago.org/Entry?Command=Information_PrintForum&amp;iPage=1#FORUM39918"><text:span text:style-name="T2">#</text:span></text:a></text:p>
      <text:p text:style-name="P5"><text:a xlink:type="simple" xlink:href="https://join.gov.tw/idea/detail/3b42a240-3735-400c-889b-d8f5bd43723f"><text:span text:style-name="T4">https://join.gov.tw/idea/detail/3b42a240-3735-400c-889b-d8f5bd43723f</text:span></text:a><text:span text:style-name="T5"><text:line-break/><text:line-break/></text:span><text:span text:style-name="T6">懇請連署支持精神障礙者持續使用ˋ重大傷病卡優惠，請政府撤回不合理的政策決議，謝謝！</text:span></text:p>
      <text:p text:style-name="P2"><text:span text:style-name="T1">Ethan   |  2020.08.14 12:56   |   </text:span><text:a xlink:type="simple" xlink:href="http://palinfo.habago.org/Entry?Command=Information_PrintForum&amp;iPage=1#FORUM39917"><text:span text:style-name="T2">#</text:span></text:a></text:p>
      <text:p text:style-name="P3"><text:span text:style-name="T1">最近還看到這個新聞，按比例，台灣的感染人數不少，無症狀可能比例很高，什麼原因沒人知道，政府的反應很不正常。</text:span><text:span text:style-name="T3"><text:line-break/><text:line-break/><text:line-break/></text:span><text:span text:style-name="T1">台大公衛學院證實，在這次的檢測結果當中，確實有部分人曾經感染新冠肺炎，還有人出現了「中和抗體」，意味著病發時症狀不輕，恐怕有無症狀感染者、未病發的民眾在社區內活動的風險。</text:span><text:span text:style-name="T3"><text:line-break/><text:line-break/></text:span><text:span text:style-name="T1">彰化萬人抗體篩檢初步結果出爐！台大公衛：確實有多名抗體陽性者 &amp;;#124; Heho健康</text:span><text:span text:style-name="T3"><text:line-break/></text:span><text:a xlink:type="simple" xlink:href="https://heho.com.tw/archives/130647"><text:span text:style-name="T7">https://heho.com.tw/archives/130647</text:span></text:a></text:p>
      <text:p text:style-name="P2"><text:span text:style-name="T1">Ethan   |  2020.08.14 12:31   |   </text:span><text:a xlink:type="simple" xlink:href="http://palinfo.habago.org/Entry?Command=Information_PrintForum&amp;iPage=1#FORUM39916"><text:span text:style-name="T2">#</text:span></text:a></text:p>
      <text:p text:style-name="P4"><text:span text:style-name="T1">最近也是看了幾個有關作假的新聞。 後面都有專業的團隊在指導。</text:span><text:span text:style-name="T3"><text:line-break/></text:span><text:span text:style-name="T1">實在想不懂，為何有人會對這些明顯作假造謠的人或團體視之為英雄！</text:span><text:span text:style-name="T3"><text:line-break/><text:line-break/></text:span><text:a xlink:type="simple" xlink:href="https://m.guancha.cn/politics/2020_08_12_561134.shtml"><text:span text:style-name="T7">https://m.guancha.cn/politics/2020_08_12_561134.shtml</text:span></text:a><text:span text:style-name="T3"><text:line-break/></text:span><text:span text:style-name="T1">假裝被上手銬</text:span><text:span text:style-name="T3"><text:line-break/><text:line-break/></text:span><text:a xlink:type="simple" xlink:href="https://youtu.be/IwUkU1FriB4"><text:span text:style-name="T7">https://youtu.be/IwUkU1FriB4</text:span></text:a><text:span text:style-name="T3"><text:line-break/></text:span><text:span text:style-name="T1">麦克斯·布鲁门特尔：如何“编”新疆的新闻？作为美国媒体人我太懂了</text:span></text:p>
      <text:p text:style-name="P2"><text:span text:style-name="T1">香港人   |  2020.08.14 07:55   |   </text:span><text:a xlink:type="simple" xlink:href="http://palinfo.habago.org/Entry?Command=Information_PrintForum&amp;iPage=1#FORUM39915"><text:span text:style-name="T2">#</text:span></text:a></text:p>
      <text:p text:style-name="P3"><text:a xlink:type="simple" xlink:href="https://youtu.be/Xpq4SNJNcmA"><text:span text:style-name="T8">https://youtu.be/Xpq4SNJNcmA</text:span></text:a><text:span text:style-name="T3"><text:line-break/></text:span><text:span text:style-name="T1">「香港著名權威反中國人士」的江松澗（Kong Tsing-gan)，最近被網媒The Grayzone揭發，原來是一名前特赦組織的美國人Brian Kern所假扮，他是香港歷時近一年的動亂中的活躍份子。</text:span></text:p>
      <text:p text:style-name="P6">陳真   |  2020.08.11 02:18   |   <text:a xlink:type="simple" xlink:href="http://palinfo.habago.org/Entry?Command=Information_PrintForum&amp;iPage=1#FORUM39913"><text:span text:style-name="T9">#</text:span></text:a></text:p>
      <text:p text:style-name="P7">卡韓政變 (258)：朱立倫與他的 CIA 同事黎智英 (part 2) <text:line-break/><text:line-break/>陳真 <text:line-break/><text:line-break/>2020. 08. 11. <text:line-break/><text:line-break/><text:line-break/>我相信，千百年後的歷史回顧，人們將會永遠記得阿桑吉，就如同我們永遠都會記得甘地那樣。 <text:line-break/><text:line-break/>我並不想用所謂 "言論自由" 之類的通俗 (乃至低俗) 概念來理解阿桑吉。至於他將會被後人如何理解，也許已經不是我所能預先設想。一如叔本華所說："具有才華者，能夠命中別人難以命中的目標，但是天才卻能命中旁人所根本看不見的目標。"  <text:line-break/><text:line-break/>也許經過千百年，我們才有可能看見阿桑吉所成就的事物之價值。在這一天到來之前，我們也只好姑且用一些瑣碎庸俗的方式來陳述他，比方說改變了權力的本質與結構，比方說真相與自由，比方說某種事物改變的可能性等等等。 <text:line-break/><text:line-break/>我並沒有興趣討論黎智英的落網，更不意外島內藍綠政治人物爭相聲援之偽善，特別是一些滿口漂亮辭彙的親綠走狗文人，裝模作樣的嘴臉更是噁心難看。我們都不是三歲小孩，政治是怎麼一回事，彼此會不清楚嗎？有可能嗎？有可能那麼 "單純" 嗎？ <text:line-break/><text:line-break/>CIA線民朱立倫如果真的在乎什麼 "新聞自由"，什麼 "民主法治的基礎"，他有可能真的蠢到無法理解在CIA的追殺下、命在旦夕的阿桑吉所代表的根本意義與文明價值嗎？他有可能不知道無惡不作的漢奸人渣黎智英就是CIA特務嗎？他有可能不清楚蘋果日報就是專門造謠扭曲渲染煽動製造動亂的CIA日報嗎？ <text:line-break/><text:line-break/>包括韓國瑜在內，所有島內政治人物在中美關係的根本問題上幾乎統統都不誠實。事實上，這個人或那個人在搞些什麼，這件事或那件事究竟什麼回事，圈內人有可能不懂嗎？所謂什麼民主，什麼言論自由，圈內人有可能蠢到真的會去相信那些鬼話嗎？絕不可能。大家都只是在裝蒜，公開講一套美美的台詞欺騙社會大眾。 <text:line-break/><text:line-break/>一個人，如果真的在意善惡，在意是非，在意文明的根本價值，有可能對於在美國魔掌底下命在旦夕的阿桑吉無動於衷嗎？</text:p>
      <text:p text:style-name="P6">陳真   |  2020.08.10 20:51   |   <text:a xlink:type="simple" xlink:href="http://palinfo.habago.org/Entry?Command=Information_PrintForum&amp;iPage=1#FORUM39912"><text:span text:style-name="T9">#</text:span></text:a></text:p>
      <text:p text:style-name="P8">卡韓政變 (257)：朱立倫與他的 CIA 同事黎智英 <text:line-break/><text:line-break/>陳真 <text:line-break/><text:line-break/>2020. 08. 10. <text:line-break/><text:line-break/><text:line-break/>朱立倫是美國重點栽培、列為機密保護的 CIA 線民。台灣的所謂 "民主" 就是這樣：我有兩條狗讓你選，一條藍裏透綠，一條綠得發藍，看你喜歡哪一條，隨便你選。 <text:line-break/><text:line-break/>任何不是 CIA 所規畫的人選，都會遭到鋪天蓋地的殲滅，一如洪秀柱與韓國瑜。換柱不是國民黨主導，而是CIA下令。全面抹黑韓國瑜，醜化韓流，也不只是藍綠聯手，而是CIA下令。 <text:line-break/><text:line-break/>黎智英無惡不作，罄竹難書，傷害言論自由與人權，破壞眾人福祉，傷害整個中國社會，無所不用其極出賣同胞利益換取私人暴利的 CIA人渣，最近被抓，這在任何一個國家都屬必然。朱立倫跳出來為他的CIA同事發聲，不令人意外，但若要說什麼保護黎智英就是保護什麼新聞自由與什麼民主法治的基礎，那就是存心鬼扯蛋，很無恥。 <text:line-break/><text:line-break/>朱立倫說他根本不認識 CIA。他難道以為我們都是三歲小孩嗎？</text:p>
      <text:p text:style-name="P6">陳真   |  2020.08.09 02:36   |   <text:a xlink:type="simple" xlink:href="http://palinfo.habago.org/Entry?Command=Information_PrintForum&amp;iPage=1#FORUM39911"><text:span text:style-name="T9">#</text:span></text:a></text:p>
      <text:p text:style-name="P7">前幾天的8月6日，是廣島原爆應該是75周年吧。17年前，我寫了篇文章如下： <text:line-break/><text:line-break/><text:a xlink:type="simple" xlink:href="https://bit.ly/2PBWlsp"><text:span text:style-name="T10">https://bit.ly/2PBWlsp</text:span></text:a><text:s/><text:line-break/><text:line-break/>這文章最好要配合圖片閱讀，所以我就不貼在這了，因為巴勒網的留言板沒法貼照片。首頁可以貼照片，但我還沒花時間去學怎麼貼。 <text:line-break/><text:line-break/>這文章之外，我還寫了很多篇有關原爆與千紙鶴的故事，但是都沒有貼出，如今已不知去向。 <text:line-break/><text:line-break/>劍橋的反戰夥伴們，每一年的原爆紀念日都會有活動。有一年，應該就是美國侵略伊拉克的2003那一年吧，大家聚集在康河旁一起在河面上施放燈籠。我還從現場拿回了幾隻紙鶴，一直掛在我的小書房的吊燈底下。每當窗外微風吹來，一群紙鶴便翩翩起舞。 <text:line-break/><text:line-break/>離開劍橋時，我捨不得丟棄，於是就把這些紙鶴帶回來，保存至今。 <text:line-break/><text:line-break/>政客的權力貪婪與腐敗，刻意挑起族群之間的仇恨與衝突，從而帶來戰爭；烽火受難者卻是尋常百姓，特別是那些最為無助的老幼婦孺。 <text:line-break/><text:line-break/>禎子問：「戰爭還會再來嗎？」答案是什麼，我們都很清楚；戰爭不是會不會再來的問題，而是它從來都還沒有結束。 <text:line-break/><text:line-break/>不過，儘管邪惡依舊，我們並沒有忘記千紙鶴傳說，我們並沒有忘記當春天的風吹來時，紙鶴彷彿飛翔的感覺。</text:p>
      <text:p text:style-name="P6">陳真   |  2020.08.09 01:50   |   <text:a xlink:type="simple" xlink:href="http://palinfo.habago.org/Entry?Command=Information_PrintForum&amp;iPage=1#FORUM39910"><text:span text:style-name="T9">#</text:span></text:a></text:p>
      <text:p text:style-name="P8">不要誤會，我並不喜歡溫情主義。基本人性就夠用了，無須訴諸往往內含歧視的所謂同情或溫情。 <text:line-break/><text:line-break/>我也不是要呼籲大家參與這個 "月餅認購" 活動；與其買一堆月餅送給機構，不如直接捐錢。 <text:line-break/><text:line-break/>其它單位我不清楚，但是 "善牧" 我是有點了解的。每個兒福機構都有些問題，例如官僚主義，例如人力缺乏，例如外行人或無心者佔據職位把持資源等等等，但是善牧我基本上還是很肯定的。 <text:line-break/><text:line-break/>我長這麼大，每天腦袋大多放空，但這四十年來，幾乎沒有一天不去想到世界各地飽受苦難與病痛、無人疼愛甚至陷於饑餓的孩子。我是因為這個緣故才走入政治，認識了這個世界。 <text:line-break/><text:line-break/>政治並不是要追逐遠在天邊的彩虹。政治無它，不過就是照顧好弱勢者，讓大家都能有飯吃，有書讀，有人愛，也被人愛，都能過上一個好生活，如此而已。 <text:line-break/><text:line-break/>弱勢者之中，最無辜無助者就是小孩。成人造化，總有所短，很難說無辜，但小孩卻不然。小孩對人、對世界，根本無害，世上卻有數億個小孩因為戰亂、貧窮及政治的腐敗或家庭變故而陷於貧病孤獨，遭受巨大痛苦。 <text:line-break/><text:line-break/>因此，任何一個人，把他一生中各種所得、力氣、時間與能力，拿出一部份來幫助世界各地的小孩，理當只是人性之常而不是什麼善舉。做為一個人，如何可能對這樣一些事視若無睹？ <text:line-break/><text:line-break/>陳真 <text:line-break/><text:line-break/>2020. 08. 09. <text:line-break/><text:line-break/>========================= <text:line-break/><text:line-break/>弱勢兒一句「姊，我是蛆！」惹人憐 認購月餅助他們找回愛的能力 <text:line-break/><text:line-break/>Yahoo奇摩（新聞） <text:line-break/><text:line-break/>2020年7月27日 <text:line-break/><text:line-break/>「姊，我是蛆！就是那種附在別人身上，而且是極度骯髒的地方才會長出的我。沒有一個地方能容下我！」這是小晴，對著善牧社工這麼說。無法明確知道這孩子曾經遭受過哪些傷害，但，直白的對話，讓人好酸，由心底想疼她。悲傷的是，這不是個案，在善牧的孩子，都曾經困在嚴重失能的家庭中，有80%甚至遭受肢體虐待、情緒虐待，當然還有性侵與遺棄。想要找回愛自己的能力，往往需要用「年」來計算，才能看得到這些孩子的進步。 <text:line-break/><text:line-break/>【攜手做公益】弱勢兒少過好節 中秋月餅認購 <text:line-break/><text:line-break/>對於月圓人團圓的中秋節，今年是10/1~10/4的長假，身為上班族可能準備要來報復一波，開始規劃跟家人一起旅遊，幸褔的當下，試著看看社會的角落，在台灣有一群由「世界和平會」、「天主教善牧基金會」、「社團法人台灣兒童少年希望協會」等單位照顧的弱勢兒少，回家團圓，可能是他們的惡夢，但一盒專屬的月餅，卻可以帶給他們暖心的片刻，一份過節的溫暖。 <text:line-break/><text:line-break/>認購活動從即日起到8/31，屬於公益賣場，訂購者不會收到月餅，統一由喜憨兒基金會配送給「世界和平會」、「天主教善牧基金會」、「社團法人台灣兒童少年希望協會」等3個受贈單位，預計的配送日期會在9/15~9/20。 <text:line-break/><text:line-break/>「天主教善牧基金會」善牧33年來服務超過1萬名家創兒，透過專業社工、保育人員及合作的諮商團隊，給予24小時、365天的家庭式照顧，陪伴孩子走出傷痛。善牧認為，一個人的價值高於全世界，每個人都有與生俱來的復原力，只要有愛，就有機會改寫他們的人生故事。</text:p>
      <text:p text:style-name="P6">陳真   |  2020.08.08 22:43   |   <text:a xlink:type="simple" xlink:href="http://palinfo.habago.org/Entry?Command=Information_PrintForum&amp;iPage=1#FORUM39909"><text:span text:style-name="T9">#</text:span></text:a></text:p>
      <text:p text:style-name="P7">之前那篇催吐文是篇報導，殺傷力不大，下面還有一篇，是龍應台本人寫的，這就應該不只是催吐了。有心臟病者，趕緊離開。 <text:line-break/><text:line-break/>你有仇家嗎？你有想陷害的人嗎？那就推薦他看這個： <text:line-break/><text:line-break/><text:a xlink:type="simple" xlink:href="https://bit.ly/3imQXWm"><text:span text:style-name="T10">https://bit.ly/3imQXWm</text:span></text:a><text:s/><text:line-break/><text:line-break/>柏楊有本雜文集，好像是"古國怪遇記"，裏頭嘲笑一些 "詩人"，寫著一些什麼 "出出出出，倒" 的現代詩，低能可笑到嚇死人，但是當事人卻自我滿意得不得了。真難想像這是怎麼辦到的？不知道哪邊有賣 "自我滿意破表丸" ？好想買幾盒來吃吃，看能不能治好我的非典型自卑合併間歇性自我懷疑症候群。</text:p>
      <text:p text:style-name="P6">鄭豐遠   |  2020.08.08 07:39   |   <text:a xlink:type="simple" xlink:href="http://palinfo.habago.org/Entry?Command=Information_PrintForum&amp;iPage=1#FORUM39908"><text:span text:style-name="T9">#</text:span></text:a></text:p>
      <text:p text:style-name="P8">我有胃食道逆流，就不冒這險了。其實我還是有點那個連結，只是看到幾張照片和幾個字就嚇得趕快關掉了。 <text:line-break/><text:line-break/>我有很多這一類調調的台灣親友，活在台灣其實是逃不掉的，這屬實就是精神虐待，空氣汙染。國外住四年多了，想來都心有餘悸，經常有種僥倖越獄的感覺。</text:p>
      <text:p text:style-name="P6">陳真   |  2020.08.08 01:28   |   <text:a xlink:type="simple" xlink:href="http://palinfo.habago.org/Entry?Command=Information_PrintForum&amp;iPage=1#FORUM39907"><text:span text:style-name="T9">#</text:span></text:a></text:p>
      <text:p text:style-name="P7">哈哈，其實我自己沒有看哦，我只瞄了大約零點零零一秒，完全不知道裏頭具體寫了些什麼；畢竟一顆臭雞蛋不需要整顆吃完才知道臭，通常聞一下就知道了。 <text:line-break/><text:line-break/>更能刻畫出人與人之間的距離者，不是顏色，而是氣味。龍應台是個奇葩，只能說，如果她是那光，我就是那黑暗，兩種恰好相反的世界；倒不是因為她說對或說錯了什麼，而是俗不可耐。當然，若要倒過來說我也不反對。總之，她若是那高貴，我便是那庸俗。 <text:line-break/><text:line-break/>前天去高雄電影圖書館看侯麥的 "綠光"，感覺像一部小公主思春電影，勉強忍耐把它看完。題外話。不過，最難忍耐的是高雄電影圖書館無所不在的現代台語歌，說有多難聽就有多難聽，而且噁心到爆，就像一種刑求。我若是囚犯被逼供，你只要播放這種水平的歌給我聽，我應該很快就會招供了。 <text:line-break/><text:line-break/>同理，你只要強迫我看龍應台的文章，恐怕不光只是吐而已，而且很可能出人命，典型症狀是口吐白沫，四肢抽筋，眼球上吊。 <text:line-break/><text:line-break/>當然，這全是我的傲慢與偏見。這份偏見，來自我的氣味。我能明白大多數人應是龍粉，喜歡那種嗯嗯啊啊的味道。 <text:line-break/><text:line-break/>一個人，到底是要多好命，才能自我滿意到這種地步，散發如此的味道？要是有人能發明一種藥，吃了之後馬上自我滿意度破表，我真的會考慮買一顆來吃，體驗一下那是一種什麼感覺。</text:p>
      <text:p text:style-name="P6">李念淨   |  2020.08.07 23:03   |   <text:a xlink:type="simple" xlink:href="http://palinfo.habago.org/Entry?Command=Information_PrintForum&amp;iPage=1#FORUM39906"><text:span text:style-name="T9">#</text:span></text:a></text:p>
      <text:p text:style-name="P8">效果奇佳</text:p>
      <text:p text:style-name="P6">陳真   |  2020.08.07 15:37   |   <text:a xlink:type="simple" xlink:href="http://palinfo.habago.org/Entry?Command=Information_PrintForum&amp;iPage=1#FORUM39905"><text:span text:style-name="T9">#</text:span></text:a></text:p>
      <text:p text:style-name="P9"><text:span text:style-name="T11">有人需要催吐劑嗎？這就是了： <text:line-break/><text:line-break/></text:span><text:a xlink:type="simple" xlink:href="https://bit.ly/33zimQN"><text:span text:style-name="T12">https://bit.ly/33zimQN</text:span></text:a></text:p>
      <text:p text:style-name="P6">怡靜   |  2020.08.05 21:05   |   <text:a xlink:type="simple" xlink:href="http://palinfo.habago.org/Entry?Command=Information_PrintForum&amp;iPage=1#FORUM39904"><text:span text:style-name="T9">#</text:span></text:a></text:p>
      <text:p text:style-name="P7">人間出版社要歇業了的消息我還是今天在微博上看到的。 <text:line-break/>推薦幾本自己買過的。（財力雄厚的朋友應該買一些好書來送人啊） <text:line-break/><text:line-break/>倪慧如、鄒寧遠 當世界年輕的時候——參加西班牙內戰的中國人(1936—1939)增訂版 <text:line-break/>陳明忠 無悔──陳明忠回憶錄 <text:line-break/>杜葉錫恩 我眼中的殖民時代香港 <text:line-break/><text:line-break/>很猶豫要不要買陳映真 陳映真全集(精裝,二十三卷) <text:line-break/><text:line-break/>其他不熟悉不敢說。</text:p>
      <text:p text:style-name="P6">陳真   |  2020.08.05 20:00   |   <text:a xlink:type="simple" xlink:href="http://palinfo.habago.org/Entry?Command=Information_PrintForum&amp;iPage=1#FORUM39903"><text:span text:style-name="T9">#</text:span></text:a></text:p>
      <text:p text:style-name="P8">卡韓政變 (256)：黨外四十 (part 2) <text:line-break/><text:line-break/>陳真 <text:line-break/><text:line-break/>2020. 08. 05. <text:line-break/><text:line-break/><text:line-break/>底下這兩篇都寫得不錯。包老師說得對：「政黨雖然輪替了，但黑金共犯結構卻沒有因此被消滅，只是換了一組寄生蟲來吸血。以前是國民黨，現在是民進黨，沒有差別。」 <text:line-break/><text:line-break/>但是，大家可別以為台灣的司法很棒，把寄生蟲給抓出來了。事實上，司法仍是政治工具，可以外鬥，也可以內鬥。鬥人的，並不會比被鬥的乾淨。台灣的所謂民主，基本上就是一場醜陋不堪的騙局，由一群下三濫藍綠人渣既聯合又鬥爭地瘋狂搶食，表面上喊民主自由，喊什麼台獨，其實全是鬼扯蛋。 <text:line-break/><text:line-break/>阿扁不是說他任內喊了幾十次「拼經濟」嗎？確實是拼經濟，不過卻是拼自己家族的經濟。阿扁如此，幾乎所有人都一樣，包括政客及其一票走狗文人，盡皆如此，少有例外；越是「愛台灣」者，愛新台幣愛得越凶，越是反中者，人民幣撈得越狠。 <text:line-break/><text:line-break/>阿扁不是說什麼「有夢最美、希望相隨」嗎？事實上是「有錢最美，黃金珠寶相隨」。二十幾年前，甚至三十年前，當阿扁聲望如日中天，一度高達百分之八十幾的民意支持度時，我不斷寫文章說這是個政治大壞蛋，是個騙子，沒有人相信，大家以為我發神經，大家說阿扁是台灣之子，李登輝是台灣之父，父子兩人是台灣未來希望之所在。我說，這是一對黑金父子，你們不信，現在你們還不信嗎？ <text:line-break/><text:line-break/>阿扁時代的貪瀆程度，跟時下這個人渣黨毫無下限的全面腐蝕掏空台灣，根本連零頭都比不上。嚴格說來，早已沒有「民進黨」這個黨的存在；若要給它立傳，它誕生於1986年9月28日，卒日不詳，大約在1987-1989年左右夭折身亡，活不到三歲。 <text:line-break/><text:line-break/>現在這個所謂「民進黨」，你說說看，檯面權勢人物哪個不是舊國民黨人或舊國民黨的政治家族由藍轉綠？甚至是國民黨特務跳槽過來。也就是說，國、民兩黨其實就是一個黨，民進黨曾經存在，但是，很快就被一群國民黨人渣政客給大舉入侵，全面篡位。 <text:line-break/><text:line-break/>至於舊國民黨，歷經多次分裂，剩下兩批人，一批是前朝遺老、傳統政客，例如吳敦義、王金平等，行事作風與從政心態與民進黨無異，只是吃相比較委婉，餐桌禮儀比較好。另一批則是馬英九所領軍的技術官僚，一些書呆子，很清廉，勤政愛民，無可挑剔，但是溫溫吞吞缺乏戰鬥力。 <text:line-break/><text:line-break/>剩下的就是零零星星的一些孤臣孽子，散布黨內外，例如洪秀柱、韓國瑜、邱毅與張亞中等等，連派系都談不上，純粹是一些正直良善的個人，為數極少。至於年輕新一代國民黨人，至今看不到一個像樣的，看起來都很「民進黨」，有些則屬人渣等級。 <text:line-break/><text:line-break/>至於那個未滿三歲、在三十多年前便已夭折的民進黨，在數萬個高官厚祿職位的誘惑下，幾乎已全數匍匐在名利權位底下，至今還有多少依舊挺直腰桿的「活口」？ <text:line-break/><text:line-break/>惟一不變的是黨外。黨外並不曾消失，就跟四十年前一樣，我們始終都還是在做同樣的事，打擊同樣的敵人，而這個敵人的主子，就是美國。 <text:line-break/><text:line-break/>半個多世紀來，美國在這島上不斷操弄同樣的政治戲碼，先是吹捧蔣家是「世界民主的燈塔」，藉以大舉消滅、肅清島內親中與左傾勢力；繼而吹捧黑金教父李登輝，捧為「世界民主的典範」，然後反過頭來攻擊當年吹捧上天的蔣家是血腥獨裁者；過去半個世紀推展反共運動，二十幾年來則是進一步擴展為仇中反華運動，洗腦台灣人仇視自己的對岸骨肉同胞，鼓吹兩岸相殘，以打擊其頭號敵人--中國。 <text:line-break/><text:line-break/>歷經黨外四十年，這套醜陋的殖民戲碼從未改變。但我相信，黨外五十之前，勝負終究得做個了結。 <text:line-break/><text:line-break/>================= <text:line-break/><text:line-break/>包正豪》我們養的政治家族癌細胞 (節錄) <text:line-break/><text:line-break/>全文見：<text:a xlink:type="simple" xlink:href="https://bit.ly/2EMr3gr"><text:span text:style-name="T10">https://bit.ly/2EMr3gr</text:span></text:a>   <text:line-break/><text:line-break/>中國時報 <text:line-break/><text:line-break/>2020/08/03  <text:line-break/><text:line-break/>蘇嘉全請辭總統府祕書長的公開聲明，實在讓人搞不清楚到底為什麼他要辭職。因為根據他的聲明，所有的一切都是捕風捉影的誣衊。不管是他本人，或者身為枕邊人的妻子，都謹守份際，清廉自持，完全清白無暇。可以這樣說，如果我們全然信賴曾經擔任過立法院長和總統府祕書長的老牌政治人物蘇嘉全的話，根據公開內容，我完全看不出來，蘇嘉全有任何需要請辭的理由。 <text:line-break/><text:line-break/>但是，存在即合理，蘇嘉全畢竟還是請辭了，所以到底為什麼為什麼請辭呢？ <text:line-break/><text:line-break/>出事的是蘇嘉全的姪子，但為什麼蘇震清收賄要牽連到叔叔蘇嘉全？要知道此時已經是21世紀，不是那個株連九族瓜蔓抄的時代，當叔叔的沒必要替侄子的行為負連帶責任，就連親生兒子也不用啊！但蘇嘉全還是請辭了，理由是：「造成蔡英文總統的困擾」。 <text:line-break/><text:line-break/>到底困擾什麼？按照蘇嘉全自己說的：「毫無不法，清廉自持」，那對於蔡英文總統能有什麼困擾，應該沒有，但是實際上蔡英文卻毫不遲疑且明快地接受了這份辭呈，完全沒有慰留的話語或動作，所以看起來真的有困擾。 <text:line-break/><text:line-break/>這個困擾來自於政治職位長期被個別家族把持，進而形成地方政治幫派化，然後延伸到中央政治層級。我們應該對這個不陌生，事實上，我們還記憶猶新。 <text:line-break/><text:line-break/>自李登輝總統執政時期，所謂黑金政治便極為猖獗。地方派系與政治家族壟斷地方政治資源，然後向中央進軍，形成從中央到地方一條龍式的尋租共犯結構。地方派系與政治家族在中央的代表，譬如本案當中的蘇嘉全，負責將中央政經資源導向地方，而在地方的派系與家族成員則負責吞食這些資源，再反饋支持派系與家族的中央代表。 <text:line-break/><text:line-break/>曾經我們對這樣的黑金政治非常反感，然後用選票將當時的政府下架，完成台灣政治史上的首次政黨輪替。但很遺憾，執政政黨雖然輪替了，但黑金共犯結構卻沒有因此被消滅，只是換了一組寄生蟲來吸血。以前是國民黨，現在是民進黨，沒有差別。我們也因此了解，政治人物的口號，是不能夠信賴的。嘴上天花亂墜，承諾如同白菜一般甩賣，但實際上沒有什麼不同。我們的政治人物是一群騙子的集合體。愈是標榜自己清廉的，愈讓人噁心，因為他們言行不符，以欺騙說謊為能事。(餘略) <text:line-break/><text:line-break/>=================== <text:line-break/><text:line-break/>邱毅『談天論地話縱橫』 <text:line-break/><text:line-break/>2020. 08. 04. <text:line-break/><text:line-break/>最近台灣爆發的立委集體貪污弊案，不是來自那個人的揭弊或爆料，而是源於大蘇與小蘇的政治鬥爭。 <text:line-break/><text:line-break/>大蘇和小蘇都來自台灣最南端的屏東，大蘇是蘇貞昌，早年擔任過屏東縣長，現在是行政院長。小蘇指蘇嘉全，他也做過屏東縣長、立法院長，現在是蔡英文的秘書長。就與蔡英文的關係來看，小蘇勝過大蘇，但若論行政權力，則大蘇勝過小蘇。 <text:line-break/><text:line-break/>蔡英文已進入第二個任期，沒有再連任的可能，小蘇志在接班，必須先拿下行政院長。大蘇雖然老了，但野心還是很大，他想保住行政院長，再徐圖大位。兩人間一搶一守，慘烈的政治鬥爭就登場了。 <text:line-break/><text:line-break/>大蘇沒有兒子，他未來希望放在女兒身上，小蘇鬥大蘇，就從大蘇的兩個女兒下手，於是蘇巧慧和蘇巧純的黑資料，就神秘的被送出去了。 <text:line-break/><text:line-break/>小蘇家族在屏東號稱「蘇百億」，金山銀山吃銅吃鐵，而小蘇家族的接班人是蘇震清，他是蘇嘉全大哥的兒子，現在是立委，準備在後年拿下屏東縣長。大蘇有行政資源，檢調都在他手裡，小蘇家族的黑資料又多，鬥爭的題材隨手可得，於是蘇嘉全的姪子、外甥、女婿、女兒，相繼被爆出黑幕。 <text:line-break/><text:line-break/>SOGO案引發的立委集體貪污是這波政治鬥爭的高潮，很多人很納悶，蘇震清為何獨拿2000萬，他本不應有這麼高的政治行情。明眼人知道，這2000萬是給蘇嘉全和蘇震清叔侄的。蔡英文清楚，大蘇已經留了顏面，小蘇該知所進退了。所以，案子一爆發，小蘇火速請辭，蔡英文立馬批准，而且不到一天就由李大維接任。 <text:line-break/><text:line-break/>李大維是老藍男，沒有地方實力，對大蘇沒有一丁點威脅，蘇震清收押，蘇嘉全下台，小蘇的接班夢碎，更別説要搶行政院長了。至此，大蘇全面勝利，所以薑還是老的辣！ <text:line-break/><text:line-break/>國民黨和時代力量成了這波政治鬥爭的陪葬品，因為被收押的兩人中，廖國棟是前任黨團總召，陳超明是國民黨優勢區苗栗的立委，受創當然很重。時代力量更糟，現任黨主席徐永明涉案，而且醜態畢露，形象全失，全黨將一起陪葬。 <text:line-break/><text:line-break/>大蘇的政治鬥爭堪稱「一石三鳥」，但其鬥爭效果能如此之好，得力於人性的貪婪，証明「權力使人腐化，絕對權力使人絕對腐化」，政治叢林中顛撲不破的真理，在這個事件中得到充分的驗證。</text:p>
      <text:p text:style-name="P6">蔡佳穎   |  2020.08.05 18:56   |   <text:a xlink:type="simple" xlink:href="http://palinfo.habago.org/Entry?Command=Information_PrintForum&amp;iPage=1#FORUM39902"><text:span text:style-name="T9">#</text:span></text:a></text:p>
      <text:p text:style-name="P7"><text:a xlink:type="simple" xlink:href="https://bit.ly/3ig46kh"><text:span text:style-name="T10">https://bit.ly/3ig46kh</text:span></text:a><text:s/><text:line-break/><text:line-break/>人間出版社抵不住疫情衝擊，要歇業了，唉！ <text:line-break/><text:line-break/>我研究所同學就在這家出版社工作，員工只有她一人，其實一直都是慘惔經營。 <text:line-break/><text:line-break/>最近進行清倉活動，有興趣的話就多多支持吧。 <text:line-break/><text:line-break/>有些人一看到這消息，便立刻強調陳映真和出版社的立場，在目前台灣這種惡劣風氣下，恐怕他們要清書更不容易了。 <text:line-break/><text:line-break/>人間出版社臉書清倉公告 <text:line-break/><text:line-break/><text:a xlink:type="simple" xlink:href="https://bit.ly/39WkinL"><text:span text:style-name="T10">https://bit.ly/39WkinL</text:span></text:a></text:p>
      <text:p text:style-name="P6">鄭豐遠   |  2020.08.04 19:12   |   <text:a xlink:type="simple" xlink:href="http://palinfo.habago.org/Entry?Command=Information_PrintForum&amp;iPage=1#FORUM39901"><text:span text:style-name="T9">#</text:span></text:a></text:p>
      <text:p text:style-name="P8">沒有錯，面對歧視，能力或個性只能保護一個人免於一種窩囊感覺，但實際上卻可能惹來更多麻煩。有能力或個性的人不會比那些順從的人過得更"順遂"，生活反而會經常充滿對抗性。</text:p>
      <text:p text:style-name="P6">陳真   |  2020.08.04 17:35   |   <text:a xlink:type="simple" xlink:href="http://palinfo.habago.org/Entry?Command=Information_PrintForum&amp;iPage=1#FORUM39900"><text:span text:style-name="T9">#</text:span></text:a></text:p>
      <text:p text:style-name="P7">(續) <text:line-break/><text:line-break/>種族歧視或任何一種歧視都一樣，像一種空氣，每個人都在這空氣之中，誰也不例外；強調自己沒有遇到空氣是很奇怪的事。 <text:line-break/><text:line-break/>就比方說性別歧視，不管是教育或投票甚至連繼承遺產等各項權利，女性長久以來都遭受打壓；女生普遍能投票與接受高等教育，也不過是半個多世紀前的事。 <text:line-break/><text:line-break/>這時候，倘若有個女生強調她很厲害，條件很棒，很能 "融入" 男性的世界，以示她比其他女人高級，你聽了是不是會昏倒？這跟個人條件好壞有什麼關係？這是性別與性別之間的矛盾與衝突，與個人無關。若真要講什麼個人條件，我看是條件越好、能力越好的女性，越容易遇到或感受到性別歧視的氛圍與打壓。 <text:line-break/><text:line-break/>這就跟奴隸制度一樣，一個越是具有獨立人格與自尊的奴隸，他的感受或遭遇會越強烈。反之，奴性強者，被歧視，被呵護，被使喚，被愛撫，反而好開心，以為自己 "融入" 了主人的世界。</text:p>
      <text:p text:style-name="P6">陳真   |  2020.08.04 12:20   |   <text:a xlink:type="simple" xlink:href="http://palinfo.habago.org/Entry?Command=Information_PrintForum&amp;iPage=1#FORUM39899"><text:span text:style-name="T9">#</text:span></text:a></text:p>
      <text:p text:style-name="P8">各位如果要畫分隔線，拜託別畫太長或畫上好幾行，這樣會拉長版面寬度而難以閱讀。請畫差不多十個字的長度為上限。</text:p>
      <text:p text:style-name="P6">欧阳阳   |  2020.08.04 11:56   |   <text:a xlink:type="simple" xlink:href="http://palinfo.habago.org/Entry?Command=Information_PrintForum&amp;iPage=1#FORUM39898"><text:span text:style-name="T9">#</text:span></text:a></text:p>
      <text:p text:style-name="P7">总统在美国很显然是具有代表性的，你看看他们的作为，与100多年前的强盗行为，其实没有本质区别！ <text:line-break/>强取豪夺，毫无掩饰！ <text:line-break/>很多台湾人感觉很自豪的台积电，其实也只是美国嘴边上的肉而已，只要他有想法的时候，你就是美国的了。 <text:line-break/>............ <text:line-break/>《纽约时报》、《国会山报》、法新社等多家媒体消息，在威胁“封禁TikTok”后，美国总统特朗普3日再次发出赤裸裸恐吓——TikTok必须在9月15日之前卖给美国，否则必须关门，而且相当一部分钱要交给美国财政部，“因为是我们让这笔交易成为可能”。 <text:line-break/><text:line-break/>美国《国会山报》报道称，特朗普3日在白宫记者会上赞成微软收购TikTok，“我们把日期定在9月15日左右，到那时它将在美国关门大吉，但如果微软或者其他大公司买下它，那将是有趣的事”。 <text:line-break/>特朗普称，“我不在乎是微软买或是谁买，只要是一家大公司，一家安全的公司，一家非常美国的公司买下来就行，而且买整件东西可比只买其中30％要容易。”</text:p>
      <text:p text:style-name="P6">陳真   |  2020.08.04 11:06   |   <text:a xlink:type="simple" xlink:href="http://palinfo.habago.org/Entry?Command=Information_PrintForum&amp;iPage=1#FORUM39897"><text:span text:style-name="T9">#</text:span></text:a></text:p>
      <text:p text:style-name="P8">很多人很喜歡炫耀自己沒有被歧視，強調你若被歧視一定是因為你條件不好。講這個很無聊，但是若一定要這樣講話，我倒是可以說：你的所謂 "條件" 越好，你越會遇到歧視的機會。比方說李遠哲是諾貝爾獎得主，條件不能算差吧，林書豪是籃球明星，高富帥，而且又是哈佛(？)名校出身，照樣常常被歧視。 <text:line-break/><text:line-break/>這道理很簡單，你若所謂 "條件" 不好，根本沒有人會鳥你不是嗎？就好像二十年前西方不會如此仇中反華，如今卻變成一種普世風潮，為什麼呢？因為中國變得強大了，西方人沒法忍受你的 "條件" 變得比他們好。 <text:line-break/><text:line-break/>你個人 "條件" 再好，也不可能打趴一整個西方族群，因為這本來就跟個人無關。就如同所謂同性戀歧視，並不是歧視 "哪一個" 同性戀者，更不是歧視哪一個 "條件"不好的同性戀者，而是歧視整個同性戀族群，這跟個人條件好不好其實扯不上絲毫關係。人家歧視的是你的血統，你的膚色，你的性傾向，而不是看你的什麼條件不條件好或不好。 <text:line-break/><text:line-break/>我的一個朋友的阿嬤，看見電視上出現穿西裝的國外黑人高官政要，馬上脫口而出說："唉唷，猴子也會穿西裝？" <text:line-break/><text:line-break/>你看，台灣一堆綠蛆，跑去罵世界衛生組織的秘書長。論成就，論各種條件與能力，這位祕書長完全就是人中之龍，但是，你看台灣人怎麼羞辱他，黑雜種，猴子，滾回動物園等等等，什麼難聽話都有。你條件再好也沒用，而且反而遇到歧視與攻擊的機會越多，因為人們歧視的是你的膚色，跟你的能力一點關係都沒有。</text:p>
      <text:p text:style-name="P6">陳真   |  2020.08.04 10:50   |   <text:a xlink:type="simple" xlink:href="http://palinfo.habago.org/Entry?Command=Information_PrintForum&amp;iPage=1#FORUM39896"><text:span text:style-name="T9">#</text:span></text:a></text:p>
      <text:p text:style-name="P7">我父親是屏東鹽埔人，我的自我認同也是屏東人(其次才是台南)，因為我在屏東鄉下度過一個美好童年。 <text:line-break/><text:line-break/>幾年前，受不了台南這樣一個幾乎市政全面荒廢、根本不適合人類居住、亂七八糟的髒亂城市，一度考慮搬回屏東。考察了一陣子之後，我就放棄返鄉念頭，於是搬來又老又窮的高雄。又老又窮對我來說是個優點，因為人很少，特別是入夜之後，許多高雄 "鬧區" 的整條馬路幾乎看不到一個人；搭捷運更爽，我經常一個人包下整個車廂甚至整輛列車，非常荒涼，很適合我，於是我就搬來高雄。 <text:line-break/><text:line-break/>屏東是鄉下，一定更荒涼，為什麼我不搬回屏東老家？搞不好還能提早完成種田的夢想。原因是：法治蕩然無存，黑道白道太多了，聯手統治，橫行無阻。 <text:line-break/><text:line-break/>多次回到小時候父執輩種荔枝的一塊農田，這裏充滿我的快樂童年回憶：每天在溝裏河裏釣青蛙抓魚抓鳥爬樹玩水，想回家時，看到路邊有牛車經過，隨便跳上去都能坐，牛車主人絕不會介意，美麗的遠山近水環繞四周，快樂得不得了。 <text:line-break/><text:line-break/>時光飛逝，半個世紀過去了，遠山依舊，綠水卻已不再長流。更可怕的是人心與政治，一路墮落腐敗，行徑猖狂，無法無天，家鄉變得如許陌生而可怕。於是我把父親遺留下來的荔枝農田賣掉。原本期待有一天要回歸那片農田，想不到連這樣一個最簡單的夢想卻也破滅。 <text:line-break/><text:line-break/>陳真 <text:line-break/><text:line-break/>2020. 08. 04. <text:line-break/><text:line-break/>================== <text:line-break/><text:line-break/>邱毅『談天論地話縱橫』 <text:line-break/><text:line-break/>2020. 08. 03. <text:line-break/><text:line-break/>今天大家對屏東蘇嘉全家族的深惡痛絕，來自這個家族搞砂石收保護費、貪贓枉法、無惡不作。2011年時我已揭發了很多相關弊案，記得藍營還責怪我害很多同志的違法農舍也被拆除。 <text:line-break/><text:line-break/>屏東蘇嘉全家族的囂張程度，還不及2005年時高雄陳哲男家族，陳哲男的兩個兒子，大兒子陳其堯管收錢喬事，小兒子陳其邁專心從政當官，但背後支持他的財源來自黑金，只是李眉蓁太嫩，不懂得「打蛇打七寸」，不知道陳其邁的七寸在那裡。 <text:line-break/><text:line-break/>立法院內像徐永明這種偽君子很多，滿口仁義道德，私下收取黑金錢比誰都狠。徐永明連個200萬都沈不住氣，可見平時有多麼貪婪無恥。 <text:line-break/><text:line-break/>要成功揭弊談何容易，最重要是「打鐵還需自身硬」，像徐永明這種既貪婪又高調的偽君子，藍綠陣營立委一般懂得保持低調，求財不求名，儘量不得罪人，以免被報復揭短，自我打臉難看。我之所以能揭發許多當權人士的弊案，關鍵因素只有一個，便是自身沒有可被報復的黑資料。 <text:line-break/><text:line-break/>從這次的集體貪污案來看，立法院的立委品質是越來越低了，幾百萬就能買掉涉案者的良心。同樣是SOGO案，15年前我是揭弊，而且直指扁妻吳淑珍。15年後卻成為立委跨黨派勾結牟利的工具，這應該算是立委的集體墮落。公督盟曾經評鑒徐永明是「最優秀立委」，這個與綠營長期相唱和的組織，面對今日這種尷尬的真相，能不覺得慚愧嗎？</text:p>
      <text:p text:style-name="P6">鄭豐遠   |  2020.08.04 10:40   |   <text:a xlink:type="simple" xlink:href="http://palinfo.habago.org/Entry?Command=Information_PrintForum&amp;iPage=1#FORUM39895"><text:span text:style-name="T9">#</text:span></text:a></text:p>
      <text:p text:style-name="P8">我加了第六點: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text:p>
      <text:p text:style-name="P6">陳真   |  2020.08.04 10:21   |   <text:a xlink:type="simple" xlink:href="http://palinfo.habago.org/Entry?Command=Information_PrintForum&amp;iPage=1#FORUM39894"><text:span text:style-name="T9">#</text:span></text:a></text:p>
      <text:p text:style-name="P7">仇中反華、歧視、白人至上等等等，就像風，一種氣味，四處瀰漫，任何人都能聞得到、感受得到；它不具個人針對性，不是一種個人事件，而是針對一整個族群的態度與作為，否則也就不叫做種族歧視了。 <text:line-break/><text:line-break/>所有歧視，都必然與 "我" 有關，因為 "我" 必然是被糟蹋者的一份子。"我" 不可能跟別人有不一樣的感受。 <text:line-break/><text:line-break/>風吹過大地，那它就是這麼回事。若有一株小草強調自己沒被風吹到，我們將一頭霧水，他到底知不知道自己在說什麼？就好像至今大部份人歧視同性戀，此時，卻有位同性戀者強調自己沒有被歧視，我們聽了，必然一頭霧水，他究竟知不知道自己在說什麼？ <text:line-break/><text:line-break/>你不可能不被歧視，除非你不是同性戀者；你不可能不被歧視，除非你是白人。歧視或仇中反華與白人至上等等等，是一種集體概念，跟個人遭遇或感受怎麼會有關連呢？跟你的基因、跟你是 "誰" 才有關連。</text:p>
      <text:p text:style-name="P6">鄭豐遠   |  2020.08.04 09:23   |   <text:a xlink:type="simple" xlink:href="http://palinfo.habago.org/Entry?Command=Information_PrintForum&amp;iPage=2#FORUM39893"><text:span text:style-name="T9">#</text:span></text:a></text:p>
      <text:p text:style-name="P7">工作忙無法多寫，有人提到澳洲，幾點看法。為求簡化，貼些標籤，如果這樣粗糙的說法也無法讓你理解，那其他就不必說了。 <text:line-break/><text:line-break/>(1)作為整體，即以基督新教為主的央格魯撒克遜人乃至廣義上的西方人，去討論個別地區是否比較不歧視其他族裔是沒有意義的，那就和當你說亞洲人普遍較矮，有人反駁說也有人很高呀比如姚明，一般的毫無意義。 <text:line-break/><text:line-break/>(2)這個整體，靠著偷盜掠奪迫害燒殺乃至反人類的滅絕種族，積累了發展所謂文明的資本，這樣的國家或社會有著根深蒂固的弱肉強食基因，當自認是勝利者時，他認為整個地球都是他的，歧視算得上什麼事? 他搞不好都不屑歧視你。 <text:line-break/><text:line-break/>(3)一個人乃至一個國家的屬性，看得是他長期的言行作為，而不是短期現象。種族問題上，澳洲是行徑最惡劣的國家之一，如果連這點基本認知都沒有，那你應該要好好學習天天向上，調整一下你三觀。 <text:line-break/><text:line-break/>(4)作為一個整體，個別成員不會有例外，風向一變，他就會跟著變了，早晚而已。就像漫天鳥群，少數個別菜鳥也許一時飛錯了方向，但只要風向一變，他遲早會跟上。反華就是接下來恐怕幾十年內不會改變的風向。 <text:line-break/><text:line-break/>(5)個人是否感受或經歷歧視，那和人格特質與個人條件有關，不足以說明什麼。而一個國家面對不同條件與處境的外來者，竟施加給予不同的感受經驗，這正切實說明了歧視的存在。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 <text:line-break/><text:line-break/>(7)所謂歧視或排外，並不是程度問題，而是有無問題。有些地區也許狀較好，但發生機率較低又如何? 只要來一次就夠你受了。 <text:line-break/><text:line-break/>(8)兩百年來西方人對中國的侵略，剝削和傷害，讓西方人面對中國人時不感覺傲慢，那是不可能的。 <text:line-break/><text:line-break/>(9)西方世界只有敵我，只看強弱和勝敗，多元是不存在的。你覺得自己很多元很世界人，但對方壓根沒這想法。清醒一下，別幻想了。 <text:line-break/><text:line-break/>(10)世局如此，只有當中國徹底勝出，徹底把西方打趴在地上，甚至按在地方磨擦幾遍，它才會開始學習所謂尊重，所謂平起平坐。 <text:line-break/><text:line-break/>(11)這是一場世界大戰，不是什麼個人生活圈泡泡裡的小打小鬧。 <text:line-break/><text:line-break/>(12)世局如此，何處不是一灘陰溝臭水? 一個人無論怎麼抉擇怎麼做，終究難逃心理或現實上的各種困境，每個人都得為自己找個說法。所幸我們並不是為了地球而活，要活在水面下或水面上終究是個人的事。 <text:line-break/><text:line-break/>達摩東來，為了找一個不受人惑的人，而我之西去，又為了追尋什麼? 這個問題的答案恐怕只有自己最清楚。</text:p>
      <text:p text:style-name="P6">欧阳阳   |  2020.08.03 12:48   |   <text:a xlink:type="simple" xlink:href="http://palinfo.habago.org/Entry?Command=Information_PrintForum#FORUM39892"><text:span text:style-name="T9">#</text:span></text:a></text:p>
      <text:p text:style-name="P7">华为和TikTok事件，揭开西方市场自由主义的虚假面具； <text:line-break/>当他们的企业占据绝对优势的时候，他们主张要市场自由主义，要你开放市场，当中国企业开始占据优势的时候，他们就会以各种理由来打压你，禁用你，这时候所有的市场自由主义就不存在了。 <text:line-break/><text:line-break/>...................................................................................... <text:line-break/>以前都以为阿尔斯通是个案，现在世界又目睹了TikTok被美国明目张胆的拿走，为什么美国人要容不下TiKTok呢？当TikTok今年下载量成为全球第一，击败美国在世界上流行的所有软件后。这么多年，美国的电影，软件，书籍等等都在传播老美的意识形态，现在TikTok起来了，而且受到美国世界上几乎所有青少年喜欢，所以美国宣布禁止TikTok在美运营，逼TikTok被美企明抢。现在TikTok已经被美拿来已成定局，下一个就是搬到美国去的台积电了。 <text:line-break/>全球用户超15亿的TikTok最终还是选择了妥协，看到字节跳动同意剥离TikTok美国业务的消息的时候，很多网友觉得很失望，除了叹气还是叹气，这是国内罕见的在美国市场备受关注的APP，如今又一倒在了美国的”魔爪“之下，”阿尔斯通“再次上演。只要TikTok还有筹码，美国就都要拿到手，不管是同意剥离还是直接出售，美国都会有新的对策来施压，可能最后连卖掉TikTok的钱都拿不到了。 <text:line-break/><text:line-break/>............................................................. <text:line-break/>英国路透社刚刚独家消息称，据两位知情人士2日透露，美国总统特朗普已经同意给字节跳动45天时间协商向微软出售TikTok事宜。 <text:line-break/><text:line-break/>　　消息人士表示，字节跳动和微软之间的谈判将由美国外国投资委员会监督，该委员会有权阻止达成任何协议。</text:p>
      <text:p text:style-name="P6">陳真   |  2020.08.03 00:28   |   <text:a xlink:type="simple" xlink:href="http://palinfo.habago.org/Entry?Command=Information_PrintForum#FORUM39891"><text:span text:style-name="T9">#</text:span></text:a></text:p>
      <text:p text:style-name="P7">這些尾巴黨，沒有一個善類。好話說盡，壞事做絕。 <text:line-break/><text:line-break/>陳真 <text:line-break/><text:line-break/>2020. 08. 03. <text:line-break/><text:line-break/>=================== <text:line-break/><text:line-break/>諷刺！催繳200萬賄款 徐永明一句「錢呢」打翻清廉形象 <text:line-break/><text:line-break/>民視影音2020年8月2日 <text:line-break/><text:line-break/>涉嫌收賄替SOGO案護航，時代力量黨主席徐永明，儘管遭到聲押，但矢口否認有不法行為。不過消息指出，徐永明在找來學界聲援後，曾打電話給立委蘇震清的前助理郭克銘，催繳200萬賄款，而那一句「錢呢」，也被檢方錄了下來。 <text:line-break/><text:line-break/>堂堂黨主席，狼狽步入北檢，徐永明揮手，鏡頭前矢口否認收賄，替天義公司背書，卻遭檢方具證打臉！消息指出太流董事長李恆隆為SOGO案，爭取「公司法」修法，而找上立委蘇震清的前助理郭克銘，引薦有力人士。 <text:line-break/><text:line-break/>郭克銘因為條款無法溯及既往，轉而找上了民調公司總經理吳世昌，希望結盟學界、政界聲量。向徐永明提出兩百萬賄款代價，據傳公聽會結束，遲遲收不到款項的徐永明，致電給郭克銘催促付款，而關鍵字「錢呢」，因此被檢方錄音蒐證。義正嚴詞，監督時政的模樣，如今全變了調。 <text:line-break/><text:line-break/>學者出身的徐永明，擁有美國密西根大學政治學博士高學歷，擁有東吳教授身分；第九屆立委，8個會期任內，更一再獲頒優秀立委，今年年初輔選立委時，還主打時代力量，「打貪除弊全年無休」，如今看來格外諷刺。</text:p>
      <text:p text:style-name="P6">陳真   |  2020.08.03 00:24   |   <text:a xlink:type="simple" xlink:href="http://palinfo.habago.org/Entry?Command=Information_PrintForum#FORUM39890"><text:span text:style-name="T9">#</text:span></text:a></text:p>
      <text:p text:style-name="P8">這位蘇震清是蘇嘉全姪子，屬蔡英文派系，下屆屏東縣長規畫人選，吃相難看，無所不貪，長期無法無天，光是已經曝光的弊案就數不清，而且撈錢手法駭人聽聞，把國家機器當成自家公司那樣撈錢，就像寄生蟲，每天吸吸吸，吸乾納稅人的血。 <text:line-break/><text:line-break/>但他畢竟是小咖，它媽的人渣黨有幾個人敢說自己比他清白？這個人渣黨，幾十年來除了撈錢奪權，就是抹黑造謠，迫害異己，他媽的有哪一個人是正直清白的？其中以英派和新潮流最骯髒。 <text:line-break/><text:line-break/>我過去十幾年很少罵阿扁，甚至還常幫他說話。為什麼呢？因為阿扁的貪婪之規模與惡質程度，跟現在這個人渣黨根本不能比，小巫見大巫。 <text:line-break/><text:line-break/><text:line-break/>陳真 <text:line-break/><text:line-break/>2020. 08. 03. <text:line-break/><text:line-break/>==================== <text:line-break/><text:line-break/>蘇震清財產「數不清」 藍市議員游淑慧批貪得無厭 <text:line-break/><text:line-break/>今日新聞NOWnews <text:line-break/><text:line-break/>記者呂炯昌/綜合報導 <text:line-break/><text:line-break/>2020年8月2日 <text:line-break/><text:line-break/>北檢偵辦立委收賄弊案，認為現任民進黨立委蘇震清、無黨籍立委趙正宇，前立委、時代力量黨主席徐永明、國民黨立委廖國棟、陳超明等涉嫌收賄，且有勾串、逃亡之虞，昨（1）日向法院聲請羈押禁見。國民黨台北市議員通批蘇震清「貪得無厭」。 <text:line-break/><text:line-break/>台北市議員游淑慧透過臉書表示，蘇（數）不清的財產，自家財產破2億，幹嘛去借2千萬？朝野立委集體涉貪案，被控行賄的太流公司前董事長李恆隆向媒體表示，給民進黨立委蘇震清的兩千萬是「借貸」。她質疑，蘇震清需要跟李借2000萬？ <text:line-break/><text:line-break/>游淑慧表示，蘇震清去（108）年的財產申報，人家光是「名下」財產，土地就8000坪、銀行現金2200餘萬、手中「被發現」的持股，光票面價值都1億6千萬，「自己的財產都蘇（數）不清了，為何需要借2000萬？」 <text:line-break/><text:line-break/>游淑慧表示，蘇震清不只名下財產，他還寄放財產！去年廖婉汝委員就曾揭露，蘇震清之前的公職人員財產申報中，完全沒有投資事業的申報事項，直至去年誠美材案爆發後，他將持股「偷放委託他人代持」才曝光，去年11月18日，蘇震清才趕快補申報財產。 <text:line-break/><text:line-break/>游淑慧諷刺說，連帶也讓人知道蘇震清原來是股神，居然炒股26天淨賺3千萬元，只是不禁讓人好奇，蘇震清還有多少財產是「寄放」在別人家？</text:p>
      <text:p text:style-name="P6">陳真   |  2020.08.02 23:31   |   <text:a xlink:type="simple" xlink:href="http://palinfo.habago.org/Entry?Command=Information_PrintForum#FORUM39889"><text:span text:style-name="T9">#</text:span></text:a></text:p>
      <text:p text:style-name="P7">卡韓政變 (255)：黨外四十 <text:line-break/><text:line-break/>陳真 <text:line-break/><text:line-break/>2020. 08. 03. <text:line-break/><text:line-break/><text:line-break/>四十年前，那時候還沒有民進黨，如果你跟我說你支持黨外，我會驚為天人，搞不好會痛哭一場，宛如漂流荒島上好不容易遇到知音同伴。 <text:line-break/><text:line-break/>三十年前，也就是大約1990年，如果你跟我說你支持民進黨，我會覺得有點欣慰，但也難免隱憂，因為那時候的民進黨已經跑進來一大堆政治蟑螂。 <text:line-break/><text:line-break/>二十年前，也就是阿扁第一次競選所謂總統的時候，如果你跟我說你支持民進黨，我會很無言很無奈，但我沒法說你腦殘，頂多只能說你對台灣政治真的一點都不了解，太外行了，所以才會去支持那樣一個早已比舊國民黨還腐敗的垃圾黨。那時候的民進黨之腐敗不太容易顯現，因為還沒掌大權。 <text:line-break/><text:line-break/>但是，對於圈內人或內行人來說，你根本不需要當這樣一群貪婪腐敗跡近瘋狂的人掌握了大權才能知道他們會如何上下其手，就好比說面對一群餓鬼，你不需要把食物遞到他面前才能判斷他將會做些什麼。 <text:line-break/>可是，如果十年前你跟我說你支持民進黨，那我會懷疑你兩件事： <text:line-break/><text:line-break/>一，你的智商是不是有問題？一個人到底是要蠢到何種地步，才會去支持在十年前便已臭不可聞到極點的骯髒齷齪政黨？ <text:line-break/><text:line-break/>二，你的人品是不是有問題？一個人倘若不是腦殘，那他肯定是良心被狗給吃了才會去支持這樣一個早已比過去國民黨骯髒齷齪一百倍的邪惡政黨。 <text:line-break/><text:line-break/>講完四十年、三十年、二十年和十年前，好吧，那如果是現在呢？如果是現在你還跟我說你支持民進黨，那我會說，算我怕你了，請你離我遠一點吧。你要不是無腦，那就是人品一定非常卑劣，否則一個正常人怎麼可能去支持一個貪污腐敗無法無天無惡不作簡直可以說沒有人性的一個社會毒瘤？ <text:line-break/><text:line-break/>最近爆發藍綠兩黨及什麼屎袋力量的一群人渣政客之貪污案，他媽的台灣政客特別是民進黨及其一票尾巴黨及文人走狗們，無法無天的貪婪罪行豈是這麼一點冰山一角？這些人幾十年來每天就是吃吃吃吃吃吃吃吃吃吃吃吃吃吃吃吃吃吃吃吃吃吃吃吃吃吃...完全無法無天地吃吃吃吃吃吃吃吃吃吃吃吃吃吃吃吃吃吃吃吃吃吃吃吃吃吃吃吃... <text:line-break/><text:line-break/>不但無法無天地吃吃吃吃吃吃吃吃吃吃吃吃吃吃吃吃吃吃吃吃吃吃吃吃....而且陷害忠良，藉著全面掌握媒體，顛倒是非黑白，完全就是泯滅人性。抹黑韓國瑜就是一例，好好一個清廉正直勤奮熱情苦民所苦聰明能幹的韓國瑜，硬是抹黑得臭不可聞。 <text:line-break/><text:line-break/>這些無法無天泯滅人性貪婪腐敗顛倒善惡不擇手段傷害整個台灣社會長遠福祉的人渣及其一大票走狗幫凶，真是應該統統抓去槍斃。我希望有一天可以親眼看見這個人渣黨及其走狗們應有的下場。</text:p>
      <text:p text:style-name="P6">力民   |  2020.08.02 15:20   |   <text:a xlink:type="simple" xlink:href="http://palinfo.habago.org/Entry?Command=Information_PrintForum#FORUM39888"><text:span text:style-name="T9">#</text:span></text:a></text:p>
      <text:p text:style-name="P8">大家還記得周泓旭嗎？他拍了個短片談現在的生活 <text:line-break/>https://youtu.be/ON7qifNQm_I</text:p>
      <text:p text:style-name="P10"><text:span text:style-name="T1">A-kan   |  2020.08.02 02:14   |   </text:span><text:a xlink:type="simple" xlink:href="http://palinfo.habago.org/Entry?Command=Information_PrintForum&amp;iPage=1#FORUM39887"><text:span text:style-name="T2">#</text:span></text:a></text:p>
      <text:p text:style-name="P11"><text:span text:style-name="T1">從輔，謝謝你</text:span><text:span text:style-name="T8">~~</text:span></text:p>
      <text:p text:style-name="P10"><text:span text:style-name="T13">陳真</text:span><text:span text:style-name="T1"><text:s/>  |  2020.08.02 00:45   |   </text:span><text:a xlink:type="simple" xlink:href="http://palinfo.habago.org/Entry?Command=Information_PrintForum&amp;iPage=1#FORUM39885"><text:span text:style-name="T2">#</text:span></text:a></text:p>
      <text:p text:style-name="P12"><text:span text:style-name="T8">(</text:span><text:span text:style-name="T1">續</text:span><text:span text:style-name="T8">)<text:line-break/><text:line-break/></text:span><text:span text:style-name="T1">講傻話很容易，但是要回應傻話卻幾乎不可能，因為那等於是要從頭、大手牽小手從ㄅㄆㄇㄈ慢慢開始教起。</text:span><text:span text:style-name="T8"><text:line-break/><text:line-break/></text:span><text:span text:style-name="T1">戒嚴令底下，聚眾抗議者，</text:span><text:span text:style-name="T8">"</text:span><text:span text:style-name="T1">惟一死刑</text:span><text:span text:style-name="T8">"</text:span><text:span text:style-name="T1">。惟一死刑的意思是說，除死刑之外，沒有其它任何選擇，必須一概槍斃。在戒嚴令下，好多足以判死刑或惟一死刑的規定，數不清，真的是</text:span><text:span text:style-name="T8"><text:s/>"</text:span><text:span text:style-name="T1">偶語棄市，文字成獄</text:span><text:span text:style-name="T8">"</text:span><text:span text:style-name="T1">，翻成白話文就是連兩人私下講悄悄話，或是私下寫幾個字，居然也會出人命；也許你講到</text:span><text:span text:style-name="T8"><text:s/>"</text:span><text:span text:style-name="T1">光頭</text:span><text:span text:style-name="T8">" </text:span><text:span text:style-name="T1">這兩個字，原本當和尚的朱元璋就生氣了，要殺你全家了。</text:span><text:span text:style-name="T8"><text:line-break/><text:line-break/></text:span><text:span text:style-name="T1">我常提起一事，我們家開電影院，小時候家裏有個畫電影看板的小學徒，</text:span><text:span text:style-name="T8">18</text:span><text:span text:style-name="T1">歲都還不到。每年</text:span><text:span text:style-name="T8">10</text:span><text:span text:style-name="T1">月</text:span><text:span text:style-name="T8">31</text:span><text:span text:style-name="T1">日，蔣總統誕辰紀念日那天，依規定，每家電影院都要掛出大紅布條恭祝蔣公生日。我們家電影院那位學徒，書沒念好，常寫錯字，竟然把總統的</text:span><text:span text:style-name="T8"><text:s/>"</text:span><text:span text:style-name="T1">總</text:span><text:span text:style-name="T8">" </text:span><text:span text:style-name="T1">字右邊那一半寫成</text:span><text:span text:style-name="T8"><text:s/>"</text:span><text:span text:style-name="T1">鬼</text:span><text:span text:style-name="T8">" </text:span><text:span text:style-name="T1">字，寫成蔣</text:span><text:span text:style-name="T8"><text:s/>"</text:span><text:span text:style-name="T1">糸鬼</text:span><text:span text:style-name="T8">" </text:span><text:span text:style-name="T1">統。這下闖大禍了，馬上被抓，打到吐血；要不是我父母幫忙奔走營救，小命保不保得住都還不一定。</text:span><text:span text:style-name="T8"><text:line-break/><text:line-break/></text:span><text:span text:style-name="T1">戒嚴就是這麼回事。所謂戒嚴，往往只是短暫的緊急措施。但是，台灣戒嚴之漫長，卻被列入金氏世界紀錄，長達</text:span><text:span text:style-name="T8">38</text:span><text:span text:style-name="T1">年；在美國的撐腰下，動不動就抓就關就殺，大約有</text:span><text:span text:style-name="T8">14</text:span><text:span text:style-name="T1">萬個政治案件。我加入黨外幹的第一件事，就是反戒嚴，等於是提著頭生活，心態上與亡命之徒無異，我根本不知道自己還有沒有明天。</text:span><text:span text:style-name="T8"><text:line-break/><text:line-break/></text:span><text:span text:style-name="T1">在那個年代，別說反戒嚴，就連一點點無關緊要的雞毛蒜皮事，都足以讓你家破人亡；甚至有人喝咖啡不小心打翻，弄髒桌上報紙，而且恰好弄髒了蔣介石的照片，經人密報，便逮捕入獄刑求，要查你究竟是何居心，膽敢弄髒蔣公照片。</text:span><text:span text:style-name="T8"><text:line-break/><text:line-break/></text:span><text:span text:style-name="T1">因此，當年反戒嚴是很可怕的，你得要有</text:span><text:span text:style-name="T8"><text:s/>"</text:span><text:span text:style-name="T1">不要命</text:span><text:span text:style-name="T8">" </text:span><text:span text:style-name="T1">的打算與心理準備。</text:span><text:span text:style-name="T8"><text:line-break/><text:line-break/></text:span><text:span text:style-name="T1">但是你知道嗎？根據當時的民意調查，幾乎百分之九十八、九十九的人，認為戒嚴對他的生活根本沒有影響，甚至絕大多數人認為那是一項</text:span><text:span text:style-name="T8"><text:s/>"</text:span><text:span text:style-name="T1">德政</text:span><text:span text:style-name="T8">"</text:span><text:span text:style-name="T1">，必須感謝國民黨政府，感謝蔣家。特別是年輕人或大學生，更是如此，幾乎全部是國民黨的鐵桿支持者。你幾乎不可能在校園找到一個反戒嚴的人。</text:span><text:span text:style-name="T8"><text:line-break/><text:line-break/></text:span><text:span text:style-name="T1">你一定會以為大家敢怒不敢言，完全不是，一般人不但沒有怒，而且好崇拜好支持國民黨呢！美國當時更是把蔣公捧成</text:span><text:span text:style-name="T8"><text:s/>"</text:span><text:span text:style-name="T1">世界民主的燈塔</text:span><text:span text:style-name="T8">"</text:span><text:span text:style-name="T1">。</text:span><text:span text:style-name="T8"><text:line-break/><text:line-break/></text:span><text:span text:style-name="T1">大學時，班上有幾個對我還不錯、還不至於到厭惡或仇視地步的同學，有一天，很不解地問我說，為什麼我要搞什麼反戒嚴？他們說：</text:span><text:span text:style-name="T8">"</text:span><text:span text:style-name="T1">戒嚴有什麼不好？戒嚴有影響了你的學業或生活嗎？如果你不是想做壞事，怎麼會想要廢除戒嚴？</text:span><text:span text:style-name="T8">"<text:line-break/><text:line-break/></text:span><text:span text:style-name="T1">這樣一些質問，應該就是當時所有年輕人甚至幾乎所有人的心聲。</text:span><text:span text:style-name="T8"><text:line-break/><text:line-break/></text:span><text:span text:style-name="T1">也許你會說，國民黨統治台灣數十年，不是製造了十四萬個政治案件嗎？可是，十四萬算什麼？台灣當時有一千八百萬人，十四萬只是極少數，連百分之一都不到，百分之九十九的人根本無感。</text:span><text:span text:style-name="T8"><text:line-break/><text:line-break/></text:span><text:span text:style-name="T1">也就是說，經歷過所謂白色恐怖年代的人，絕大多數人的生活很可能一點都不恐怖。這很正常，但是，我們卻不是從人們的私人生活感受來理解白色恐怖。</text:span><text:span text:style-name="T8"><text:line-break/><text:line-break/></text:span><text:span text:style-name="T1">我講這些只是想說，哪有人會因為自己在哪個地方住了幾年，然後就根據自己的生活感受來理解一個國家的外交政策與文化屬性？就算是內政，你也不能用這麼幼稚的方式來理解啊。就好像你如果要討論戒嚴的問題，怎麼會是根據你自己的生活感受來理解呢？你應該討論長達</text:span><text:span text:style-name="T8">38</text:span><text:span text:style-name="T1">年的戒嚴對於政治與經濟發展、文化與社會民生及基本權利或基本人權的影響啊，怎麼會是根據自己的生活感受來理解問題呢？怎麼能說只有萬分之一的人因為戒嚴被抓，死掉的人比被雷公打死的人還少，因此認定戒嚴不嚴重？這樣一種理解方式，不是很八卦很可笑嗎？</text:span><text:span text:style-name="T8"><text:line-break/><text:line-break/></text:span><text:span text:style-name="T1">美國現在應該大約有</text:span><text:span text:style-name="T8">456</text:span><text:span text:style-name="T1">萬個新冠肺炎病例，很可怕對不對，人家大陸才</text:span><text:span text:style-name="T8">8</text:span><text:span text:style-name="T1">萬個病例。可是，難道你以為美國人現在個個活在煉獄之中？絕對不是。大多數美國人恐怕根本無感，甚至感受不到這個問題的存在。難道你可以因為這些美國人根本無感，然後就說美國新冠肺炎問題根本不嚴重？哪有這麼幼稚的理解問題方式？太可笑了吧。這樣你聽懂我的意思吧？</text:span><text:span text:style-name="T8"><text:line-break/><text:line-break/></text:span><text:span text:style-name="T1">依照你的理解方式，澳洲哪有什麼原住民問題？澳洲原住民每天跳舞唱歌很開心啊！可是，有人是這樣子理解問題的嗎？</text:span></text:p>
      <text:p text:style-name="P10"><text:span text:style-name="T14">陈默</text:span><text:span text:style-name="T1"><text:s/>  |  2020.08.01 20:38   |   </text:span><text:a xlink:type="simple" xlink:href="http://palinfo.habago.org/Entry?Command=Information_PrintForum&amp;iPage=1#FORUM39883"><text:span text:style-name="T2">#</text:span></text:a></text:p>
      <text:p text:style-name="P13"><text:span text:style-name="T13">不要搞了，澳洲反华是政治正确，前些时候不是有个</text:span><text:span text:style-name="T1">议员帮中国说了一句实话，结果是警方对他家进行了搜查，说他是中国间谍，这所谓的民主国家不是个笑话吗。</text:span></text:p>
      <text:p text:style-name="P10"><text:span text:style-name="T13">陳真</text:span><text:span text:style-name="T1"><text:s/>  |  2020.08.01 15:37   |   </text:span><text:a xlink:type="simple" xlink:href="http://palinfo.habago.org/Entry?Command=Information_PrintForum&amp;iPage=1#FORUM39882"><text:span text:style-name="T2">#</text:span></text:a></text:p>
      <text:p text:style-name="P12"><text:span text:style-name="T1">同學，</text:span><text:span text:style-name="T8"><text:line-break/><text:line-break/></text:span><text:span text:style-name="T1">把你講的話，套用在全世界任何一個國家或地區，絕對完全都能適用。太幼稚了，怎麼會這樣看事情呢？</text:span><text:span text:style-name="T8"><text:line-break/><text:line-break/></text:span><text:span text:style-name="T1">比方說，套用在台灣，台灣哪有反中？大陸人來台灣吃喝玩樂，肯定很爽的，說不定還賓至如歸呢。</text:span><text:span text:style-name="T8"><text:line-break/><text:line-break/></text:span><text:span text:style-name="T1">日本我也很熟，我是三個日本人的舅舅呢。套用在日本則是，日本哪有反華？哪有百分之八十的日本人討厭華人？亂講！日本人好有禮貌呢！</text:span><text:span text:style-name="T8"><text:line-break/><text:line-break/></text:span><text:span text:style-name="T1">英國我更熟透了，套用在英國則是，英國人個個好紳士好淑女呢，看到人都微微笑呢，哪有種族歧視？哪有三分之二的英國人承認自己有種族歧視心態？報紙亂寫的。</text:span><text:span text:style-name="T8"><text:line-break/><text:line-break/></text:span><text:span text:style-name="T1">套用在美國更沒問題，美國人好熱情的，遠遠走來看見陌生人都還會說哈囉呢。我曾經去美國開會，在路邊還被一個美國小妞搭訕，邀我一起喝可樂，邊喝邊聊，聊到一半還說腿酸，竟然想把大腿直接架在我肩上，哪有反華？哪有種族歧視？而且，美國到處是反對川普政府或反資本主義的抗議，英國更多了，到處反美反侵略示威。</text:span><text:span text:style-name="T8"><text:line-break/><text:line-break/></text:span><text:span text:style-name="T1">你覺得這樣看事情不會太幼稚嗎？澳洲都五眼聯盟了，還不夠挺美反中嗎？你應該看的是一個國家的各種政治經濟文化媒體與社會運作及其社會權力結構等等等，從而做出各種判斷，而不是以自己去澳洲住了幾年的私人經驗來理解與之無關的國際政治問題或族群議題。照你的經驗，澳洲的原住民應該很幸福囉？</text:span><text:span text:style-name="T8"><text:line-break/><text:line-break/></text:span><text:span text:style-name="T1">巴勒網的搜尋功能不甚理想，但勉強可用，就在右上角。很多東西我就不再贅述，有興趣者自己找吧。</text:span><text:span text:style-name="T8"><text:line-break/><text:line-break/></text:span><text:span text:style-name="T1">差不多二十年前，我在一個哲學論壇上得罪了一群台灣腦殘哲學家。現在個個肯定是什麼大教授了，但腦殘本質不會改變。記得當時其中有一位，說要考我維根斯坦。我看到題目後真的嚇一跳。題目我不太記得了，只記得題目的等級。那就好像有人說要考莫札特懂不懂音樂，然後考他會不會彈</text:span><text:span text:style-name="T8"><text:s/>"</text:span><text:span text:style-name="T1">小星星</text:span><text:span text:style-name="T8">" </text:span><text:span text:style-name="T1">一樣嚇人。</text:span><text:span text:style-name="T8"><text:line-break/><text:line-break/></text:span><text:span text:style-name="T1">我要說的是，反駁或質疑是好的，但是要有病識感，程度上要對等。差太遠是談不來的。</text:span><text:span text:style-name="T8"><text:line-break/><text:line-break/></text:span><text:span text:style-name="T1">理解或學習任何一種東西，都需要時間、熱情和努力。你必須憑著永不磨滅的熱情，長期付出極大量的時間和數十年如一日的努力，然後也許你才有可能對某些東西產生真實的理解。然後，你最好只講出你所懂的百分之一。這樣的話，你就比較不會犯錯了。</text:span><text:span text:style-name="T8"><text:line-break/><text:line-break/></text:span><text:span text:style-name="T1">知識如此，非知識也一樣。我曾舉一例，大約二十年前，我寫過一篇文字流傳非常廣，就像捅了馬蜂窩一樣，得罪台灣整個社運界。我那篇文章叫做</text:span><text:span text:style-name="T8"><text:s/>"</text:span><text:span text:style-name="T1">說點社運的風涼話</text:span><text:span text:style-name="T8">"</text:span><text:span text:style-name="T1">。</text:span><text:span text:style-name="T8"><text:line-break/><text:line-break/></text:span><text:span text:style-name="T1">寫完之後，有個陌生人寫信來</text:span><text:span text:style-name="T8">ggyy</text:span><text:span text:style-name="T1">，說我只會說風涼話，什麼也沒做。我問他，那你做了什麼？他回信很驕傲地說他是環保團體的志工幹部。我跟他說：你不知道我是台灣環保聯盟的創辦人之一嗎？</text:span><text:span text:style-name="T8"><text:line-break/><text:line-break/></text:span><text:span text:style-name="T1">這個例子的道理也一樣，很多東西不對等，但是人們卻往往以為彼此之間是對等的。我的意思是說，形成一種理解，並非一朝一夕，除了經驗與知識，除了熱情與行動，它還需要一種東西，叫做生命。你得必須</text:span><text:span text:style-name="T8"><text:s/>"</text:span><text:span text:style-name="T1">那麼活</text:span><text:span text:style-name="T8">"</text:span><text:span text:style-name="T1">，然後才有可能</text:span><text:span text:style-name="T8"><text:s/>"</text:span><text:span text:style-name="T1">那麼說話</text:span><text:span text:style-name="T8">"</text:span><text:span text:style-name="T1">，</text:span><text:span text:style-name="T8">"</text:span><text:span text:style-name="T1">那麼理解</text:span><text:span text:style-name="T8">"</text:span><text:span text:style-name="T1">。荷索說，</text:span><text:span text:style-name="T8">"</text:span><text:span text:style-name="T1">我就是我的電影</text:span><text:span text:style-name="T8">"</text:span><text:span text:style-name="T1">。我大約也能說，我就是我的話，我的文字，我的思想。</text:span><text:span text:style-name="T8"><text:line-break/><text:line-break/></text:span><text:span text:style-name="T1">並非說如此一來所言所行所思必然為真，而是說，如此一來所言所行所思方才取得它應有的意義。這時候，當你要批評或反駁什麼時，你得明白，你究竟是在一種什麼樣的層次和等級上進行議論，然而別人事實上很可能並不是在那樣一個層次上；就好像你不能考莫札特會不會彈小星星一樣，這不是他會或不會、懂或不懂、對或不對的問題，而是某種生命事物上的不對等。南轅北轍，差太遠了。</text:span><text:span text:style-name="T8"><text:line-break/><text:line-break/></text:span><text:span text:style-name="T1">我教我五歲的女兒英文，她不受教，說自己英文</text:span><text:span text:style-name="T8"><text:s/>"</text:span><text:span text:style-name="T1">已經都學完了</text:span><text:span text:style-name="T8">"</text:span><text:span text:style-name="T1">。我說</text:span><text:span text:style-name="T8"><text:s/>"</text:span><text:span text:style-name="T1">英文學得完嗎？</text:span><text:span text:style-name="T8">" </text:span><text:span text:style-name="T1">她說</text:span><text:span text:style-name="T8">:"</text:span><text:span text:style-name="T1">我會念</text:span><text:span text:style-name="T8">ABCDEFG"</text:span><text:span text:style-name="T1">。我問她，</text:span><text:span text:style-name="T8">"</text:span><text:span text:style-name="T1">然後呢？</text:span><text:span text:style-name="T8">" </text:span><text:span text:style-name="T1">她說，</text:span><text:span text:style-name="T8">"</text:span><text:span text:style-name="T1">然後就沒有了啊</text:span><text:span text:style-name="T8">"</text:span><text:span text:style-name="T1">。我說：</text:span><text:span text:style-name="T8">"</text:span><text:span text:style-name="T1">妳以為學英文就只是學</text:span><text:span text:style-name="T8">ABCDEFG</text:span><text:span text:style-name="T1">嗎？</text:span><text:span text:style-name="T8">"<text:line-break/><text:line-break/></text:span><text:span text:style-name="T1">後來，她對我居然真的懂</text:span><text:span text:style-name="T8">ABCDEFGHIKL...</text:span><text:span text:style-name="T1">，感到很驚訝，說</text:span><text:span text:style-name="T8"><text:s/>"</text:span><text:span text:style-name="T1">把拔好厲害</text:span><text:span text:style-name="T8">"</text:span><text:span text:style-name="T1">。</text:span><text:span text:style-name="T8"><text:line-break/><text:line-break/></text:span><text:span text:style-name="T1">這故事是說，我只說我懂的東西之千百分之一，從不信口開河，至少</text:span><text:span text:style-name="T8"><text:s/>ABCDEFG</text:span><text:span text:style-name="T1">我還是教得來的；我也不至於笨到連怎麼求知或是連自己懂或不懂什麼東西都搞不清楚。</text:span></text:p>
      <text:p text:style-name="P10"><text:span text:style-name="T1">Crystal   |  2020.08.01 14:28   |   </text:span><text:a xlink:type="simple" xlink:href="http://palinfo.habago.org/Entry?Command=Information_PrintForum&amp;iPage=1#FORUM39881"><text:span text:style-name="T2">#</text:span></text:a></text:p>
      <text:p text:style-name="P11"><text:span text:style-name="T1">陳真您好</text:span><text:span text:style-name="T8"><text:line-break/></text:span><text:span text:style-name="T1">我一直在看巴勒網看了很多年，深受不少啟發，但不敢冒昧留言</text:span><text:span text:style-name="T8"><text:line-break/></text:span><text:span text:style-name="T1">近年因為移居澳洲墨爾本，又因偶爾會在巴勒網上看到有關澳洲的敘述</text:span><text:span text:style-name="T8"><text:line-break/></text:span><text:span text:style-name="T1">有些事情實在忍不住想說明一下真實情況</text:span><text:span text:style-name="T8"><text:line-break/><text:line-break/></text:span><text:span text:style-name="T1">澳洲身為五眼聯盟之一，人口太少，國防靠美國，所以無法擺脫美國控制</text:span><text:span text:style-name="T8"><text:line-break/></text:span><text:span text:style-name="T1">但地緣上比較接近亞洲圈，並且中美是澳洲兩大經濟貿易對象</text:span><text:span text:style-name="T8"><text:line-break/></text:span><text:span text:style-name="T1">所以澳洲實際上是並不想選邊站的</text:span><text:span text:style-name="T8"><text:line-break/></text:span><text:span text:style-name="T1">前陣子聯邦政府也有發言說，要在兩大貿易對象中宣布倒向其中一方是很蠢的事情</text:span><text:span text:style-name="T8"><text:line-break/></text:span><text:span text:style-name="T1">但是美國會強硬要求，於是澳洲採用的是陽奉陰違的方法</text:span><text:span text:style-name="T8"><text:line-break/></text:span><text:span text:style-name="T1">例如中美貿易戰開打時，美國要求澳洲不得和中方簽貿易協定</text:span><text:span text:style-name="T8"><text:line-break/></text:span><text:span text:style-name="T1">於是澳洲</text:span><text:span text:style-name="T8">"</text:span><text:span text:style-name="T1">國家</text:span><text:span text:style-name="T8">"</text:span><text:span text:style-name="T1">沒簽，但是各</text:span><text:span text:style-name="T8">"</text:span><text:span text:style-name="T1">州政府</text:span><text:span text:style-name="T8">"</text:span><text:span text:style-name="T1">各自都簽了</text:span><text:span text:style-name="T8"><text:line-break/></text:span><text:span text:style-name="T1">前陣子美國不高興又點名澳洲，於是總理口頭上譴責簽最多一帶一路協議的維多利亞州長</text:span><text:span text:style-name="T8"><text:line-break/></text:span><text:span text:style-name="T1">州長回應：這些協議是聯邦政府審核通過的，然後聯邦政府沒回應也沒有任何實質反中行為</text:span><text:span text:style-name="T8"><text:line-break/></text:span><text:span text:style-name="T1">最近則是先前於</text:span><text:span text:style-name="T8">WHO</text:span><text:span text:style-name="T1">，美國逼迫澳洲提出針對大陸的新冠病毒調查案</text:span><text:span text:style-name="T8"><text:line-break/></text:span><text:span text:style-name="T1">而澳洲提完後卻沒有投自己提的案，跑去支持法國提出的真中立調查，全世界一百多國含大陸在內都是簽這份，澳洲也是，唯獨美國沒有</text:span><text:span text:style-name="T8"><text:line-break/><text:line-break/></text:span><text:span text:style-name="T1">這是國際的部分</text:span><text:span text:style-name="T8"><text:line-break/></text:span><text:span text:style-name="T1">國內所謂的反中狀況，如果仔細看，基本上屬於個人行為</text:span><text:span text:style-name="T8"><text:line-break/></text:span><text:span text:style-name="T1">例如某小黨議員主張反中，報紙上會有反中報導</text:span><text:span text:style-name="T8">(</text:span><text:span text:style-name="T1">這後續會說明</text:span><text:span text:style-name="T8">)</text:span><text:span text:style-name="T1">，偶有歧視行為</text:span><text:span text:style-name="T8"><text:line-break/></text:span><text:span text:style-name="T1">但在政府的立場上，是強烈譴責反中歧視，聯邦政府和州政府都呼籲對於歧視是零容忍，鼓勵遭遇此狀況的民眾報警，甚至還有專線</text:span><text:span text:style-name="T8"><text:line-break/></text:span><text:span text:style-name="T1">警方也算積極處理此類事件</text:span><text:span text:style-name="T8">(</text:span><text:span text:style-name="T1">當然，也有個體的警察怠慢問題，但不能一直挑個案來看</text:span><text:span text:style-name="T8">)<text:line-break/></text:span><text:span text:style-name="T1">而政府則是在疫情期間有公開感謝</text:span><text:span text:style-name="T8">PRC</text:span><text:span text:style-name="T1">政府的援助，因為貿易達成的良好關係使澳洲可以優先買到所需醫材</text:span><text:span text:style-name="T8"><text:line-break/></text:span><text:span text:style-name="T1">也感謝國內華人在防疫上的貢獻</text:span><text:span text:style-name="T8"><text:line-break/><text:line-break/></text:span><text:span text:style-name="T1">這是政府的部分，再說到個人</text:span><text:span text:style-name="T8"><text:line-break/></text:span><text:span text:style-name="T1">即使澳洲最近在疫情中偶有反中歧視的個人行為</text:span><text:span text:style-name="T8"><text:line-break/></text:span><text:span text:style-name="T1">但在整體來說其實數量是很少的，大多數人並沒有特別區分種族</text:span><text:span text:style-name="T8">/</text:span><text:span text:style-name="T1">國籍</text:span><text:span text:style-name="T8"><text:line-break/></text:span><text:span text:style-name="T1">有個案例是，有戶華人家庭在車庫門上被噴漆</text:span><text:span text:style-name="T8">"Chinese Virus get out"<text:line-break/></text:span><text:span text:style-name="T1">此事一出後，該社區鄰居</text:span><text:span text:style-name="T8">(</text:span><text:span text:style-name="T1">非華人</text:span><text:span text:style-name="T8">)</text:span><text:span text:style-name="T1">紛紛陪同這戶報警、送上小點心、寫卡片支持他不要對澳洲喪失信心</text:span><text:span text:style-name="T8"><text:line-break/></text:span><text:span text:style-name="T1">而另外有兩位華人青年在出門時看到公車站被噴漆了類似言論，自己買了清潔劑清洗</text:span><text:span text:style-name="T8"><text:line-break/></text:span><text:span text:style-name="T1">結果被警察看到，警察發了感謝狀給這兩位</text:span><text:span text:style-name="T8"><text:line-break/></text:span><text:span text:style-name="T1">目前在疫情期間發生的暴力歧視數量，恐怕比台灣隨機砍人事件數量還少</text:span><text:span text:style-name="T8">(</text:span><text:span text:style-name="T1">抱歉用了個奇怪的對比</text:span><text:span text:style-name="T8">)<text:line-break/></text:span><text:span text:style-name="T1">而在去年的香港反中事件中，澳洲最大的論壇內，是偏向反對民眾升級暴力層級及佔領機場</text:span><text:span text:style-name="T8"><text:line-break/></text:span><text:span text:style-name="T1">大多數人認為，如果要抗議共產黨，應該和平舉牌抗議，不該轉成暴力</text:span><text:span text:style-name="T8"><text:line-break/></text:span><text:span text:style-name="T1">而澳洲國內大型的反中抗議並非由澳洲人舉行，是去年由香港人舉行的</text:span><text:span text:style-name="T8"><text:line-break/></text:span><text:span text:style-name="T1">澳洲自己國內舉行的反某外國抗議，全部是反美</text:span><text:span text:style-name="T8"><text:line-break/></text:span><text:span text:style-name="T1">我踏入澳洲的第一天就在墨爾本中央車站看到反美</text:span><text:span text:style-name="T8">/</text:span><text:span text:style-name="T1">反川普舉牌連署</text:span><text:span text:style-name="T8"><text:line-break/></text:span><text:span text:style-name="T1">之後每年也多次見到和反美有關的公開抗議</text:span><text:span text:style-name="T8"><text:line-break/><text:line-break/></text:span><text:span text:style-name="T1">那麼為何澳洲會給人親美反中的印象，這有幾大原因</text:span><text:span text:style-name="T8"><text:line-break/></text:span><text:span text:style-name="T1">首先就是前面所述，因美國壓力，政府需口頭配合美國</text:span><text:span text:style-name="T8">(</text:span><text:span text:style-name="T1">但實際上沒有</text:span><text:span text:style-name="T8">)<text:line-break/></text:span><text:span text:style-name="T1">中方也會透過澳洲和美國角力，於是也口頭譴責澳洲，並表示</text:span><text:span text:style-name="T8">"</text:span><text:span text:style-name="T1">如果</text:span><text:span text:style-name="T8">"</text:span><text:span text:style-name="T1">澳洲配合美國，中方會非常失望云云</text:span><text:span text:style-name="T8"><text:line-break/></text:span><text:span text:style-name="T1">其次是，澳媒的大集團之一是控制在美國手裡</text:span><text:span text:style-name="T8"><text:line-break/></text:span><text:span text:style-name="T1">反中報導和反中謠言</text:span><text:span text:style-name="T8">(</text:span><text:span text:style-name="T1">如之前有起共諜王力強事件</text:span><text:span text:style-name="T8">)</text:span><text:span text:style-name="T1">都是來自於此集團</text:span><text:span text:style-name="T8"><text:line-break/></text:span><text:span text:style-name="T1">造成了光看新聞報導會覺得澳洲處處反中的印象</text:span><text:span text:style-name="T8"><text:line-break/></text:span><text:span text:style-name="T1">以共諜王力強報導為例，聯邦政府移民局和機要處都公開說過，該人是詐欺犯，手上資料並無加值，他是來騙政治庇護的</text:span><text:span text:style-name="T8"><text:line-break/></text:span><text:span text:style-name="T1">但該集團還是不死心追加了幾篇</text:span><text:span text:style-name="T8">"</text:span><text:span text:style-name="T1">根據不具名來源指出</text:span><text:span text:style-name="T8">"</text:span><text:span text:style-name="T1">，中方又如何如何的報導</text:span><text:span text:style-name="T8"><text:line-break/></text:span><text:span text:style-name="T1">最後在沒有讀者對這新聞有興趣，且遭受到其他媒體記者譴責不該發表不實消息的情況下，銷聲匿跡</text:span><text:span text:style-name="T8"><text:line-break/>(</text:span><text:span text:style-name="T1">對，幸好澳洲讀者並不太受反中新聞洗腦，且美國沒有控制所有媒體，有良心查證事實的媒體</text:span><text:span text:style-name="T8">/</text:span><text:span text:style-name="T1">記者還是有好幾家</text:span><text:span text:style-name="T8">)<text:line-break/></text:span><text:span text:style-name="T1">而澳媒集團有美國控制這點，則延伸到另一個狀況</text:span><text:span text:style-name="T8"><text:line-break/></text:span><text:span text:style-name="T1">也就是海外</text:span><text:span text:style-name="T8">/</text:span><text:span text:style-name="T1">澳洲華人轉貼</text:span><text:span text:style-name="T8">(</text:span><text:span text:style-name="T1">我無法稱為媒體，因為根本沒有記者，頂多只有翻譯</text:span><text:span text:style-name="T8">)</text:span><text:span text:style-name="T1">的新聞</text:span><text:span text:style-name="T8"><text:line-break/></text:span><text:span text:style-name="T1">不知為何壓倒性都是大紀元</text:span><text:span text:style-name="T8"><text:s/></text:span><text:span text:style-name="T1">新唐人</text:span><text:span text:style-name="T8"><text:s/></text:span><text:span text:style-name="T1">以及上述反中媒體的報導翻譯</text:span><text:span text:style-name="T8"><text:line-break/></text:span><text:span text:style-name="T1">甚至還有民進黨中央謠言包</text:span><text:span text:style-name="T8"><text:line-break/></text:span><text:span text:style-name="T1">而澳洲華人</text:span><text:span text:style-name="T8">(</text:span><text:span text:style-name="T1">包含大陸人</text:span><text:span text:style-name="T8">)</text:span><text:span text:style-name="T1">也不少是反中急先鋒</text:span><text:span text:style-name="T8"><text:line-break/></text:span><text:span text:style-name="T1">其反中的狀況可堪比投奔民進黨後急於表忠的外省二代態度</text:span><text:span text:style-name="T8"><text:line-break/></text:span><text:span text:style-name="T1">真要說，澳洲華人反中的案例，恐怕遠比澳洲本地人或其他移民反中的案例多很多</text:span><text:span text:style-name="T8"><text:line-break/></text:span><text:span text:style-name="T1">另外澳洲還有一大批的大陸留學生</text:span><text:span text:style-name="T8"><text:line-break/></text:span><text:span text:style-name="T1">因為數量太多</text:span><text:span text:style-name="T8">(</text:span><text:span text:style-name="T1">在幾大名校內佔到</text:span><text:span text:style-name="T8">50%</text:span><text:span text:style-name="T1">總學生數量</text:span><text:span text:style-name="T8">)</text:span><text:span text:style-name="T1">，加上英文不算很好</text:span><text:span text:style-name="T8"><text:line-break/></text:span><text:span text:style-name="T1">在學校內常有因為語言問題而產生的糾紛</text:span><text:span text:style-name="T8"><text:line-break/></text:span><text:span text:style-name="T1">有不少人直接將此上綱成反中歧視</text:span><text:span text:style-name="T8"><text:line-break/></text:span><text:span text:style-name="T1">例如曾經有起案例是，課堂上分組作業，其中有一組裡面只有一個非華人學生，其他都陸生</text:span><text:span text:style-name="T8"><text:line-break/></text:span><text:span text:style-name="T1">於是陸生們在課堂上全程用中文討論，該學生聽不懂，要求他們用英文</text:span><text:span text:style-name="T8"><text:line-break/></text:span><text:span text:style-name="T1">但陸生們因英文不好不願意用英文，該生就向系上投訴</text:span><text:span text:style-name="T8"><text:line-break/></text:span><text:span text:style-name="T1">這起案例就被很多人指稱該生反中</text:span><text:span text:style-name="T8"><text:line-break/></text:span><text:span text:style-name="T1">除了前述提到在澳洲華人有反中派，當然也有祖國萬歲共黨萬歲的，澳洲各種垃圾的一派</text:span><text:span text:style-name="T8">(</text:span><text:span text:style-name="T1">我不知道他們為什麼要移民？</text:span><text:span text:style-name="T8">)<text:line-break/></text:span><text:span text:style-name="T1">這些人會也會把個案糾紛指稱為反中，就如剛提到的課堂狀況，以佐證澳洲有多糟糕</text:span><text:span text:style-name="T8"><text:line-break/></text:span><text:span text:style-name="T1">就變成了在澳洲華人圈中，無論是反中派或媚中派，都不約而同散布了澳洲反中的言論</text:span><text:span text:style-name="T8"><text:line-break/><text:line-break/></text:span><text:span text:style-name="T1">抱歉打了很多的廢話</text:span><text:span text:style-name="T8"><text:line-break/></text:span><text:span text:style-name="T1">只是想在澳洲內部說明一下，澳洲其實並不是如外界所看的反中</text:span><text:span text:style-name="T8"><text:line-break/></text:span><text:span text:style-name="T1">是美國壓力及美媒</text:span><text:span text:style-name="T8">/</text:span><text:span text:style-name="T1">海外華媒</text:span><text:span text:style-name="T8">/</text:span><text:span text:style-name="T1">台灣謠言媒營造的印象</text:span><text:span text:style-name="T8"><text:line-break/></text:span><text:span text:style-name="T1">澳洲政府是不想選邊站，民間</text:span><text:span text:style-name="T8">(</text:span><text:span text:style-name="T1">非華人</text:span><text:span text:style-name="T8">)</text:span><text:span text:style-name="T1">則是基本上無感，反美還多一些</text:span><text:span text:style-name="T8"><text:line-break/></text:span><text:span text:style-name="T1">請別就直接從媒體上直接將澳洲歸類於美國的打手</text:span></text:p>
      <text:p text:style-name="P10"><text:span text:style-name="T13">陳真</text:span><text:span text:style-name="T1"><text:s/>  |  2020.08.01 12:11   |   </text:span><text:a xlink:type="simple" xlink:href="http://palinfo.habago.org/Entry?Command=Information_PrintForum&amp;iPage=1#FORUM39880"><text:span text:style-name="T2">#</text:span></text:a></text:p>
      <text:p text:style-name="P12"><text:span text:style-name="T1">通常會在大庭廣眾下高談闊論政治的，以男性居多，但我剛剛卻在超商遇到一位女性，逼得我只好大熱天被迫離開現場。</text:span><text:span text:style-name="T8"><text:line-break/><text:line-break/></text:span><text:span text:style-name="T1">早上送小孩來救國團學畫畫，目的不在學畫，而是花個一堂課兩三百元給大人圖個兩小時的休息。等候下課期間，我都會在超商裡喝茶看書，不料卻遇到腦殘，一個三十多歲女性，對著她的女性同伴，以惟恐別人不知道她的厲害之巨大音量</text:span><text:span text:style-name="T8"><text:s/>“</text:span><text:span text:style-name="T1">分析</text:span><text:span text:style-name="T8">” </text:span><text:span text:style-name="T1">香港局勢。</text:span><text:span text:style-name="T8"><text:line-break/><text:line-break/></text:span><text:span text:style-name="T1">我懂一點腦殘面相學，其實不用聽她講什麼，我光看一個人的長相神情就能知道對方的腦子裡大概都裝了些什麼東西。</text:span><text:span text:style-name="T8"><text:line-break/><text:line-break/></text:span><text:span text:style-name="T1">雖然拼命摀住耳朵，但還是擋不住魔音穿腦。原音重現如下</text:span><text:span text:style-name="T8">:<text:line-break/><text:line-break/>“</text:span><text:span text:style-name="T1">妳知道吼，香港以前是英國政府，大家都是接受高水準的英式教育長大，思想都是很開放。長大之後當然也都是這樣教育自己的小孩，跟小孩說爸爸媽媽以前都是怎麼生活。小孩聽了就好羨慕，因為我們明明都沒有過這麼好的生活啊，我們的教科書都嘛是在讚美共產黨，誰不聽話就抓起來，丟到海裡面，有的還會被抓去強姦。妳有看報紙妳就知道這些事。所以年輕人很有理想正義感，當然就不滿啊，就抗議啊。</text:span><text:span text:style-name="T8">”<text:line-break/><text:line-break/></text:span><text:span text:style-name="T1">我還聽到一段</text:span><text:span text:style-name="T8">:<text:line-break/><text:line-break/>“</text:span><text:span text:style-name="T1">我們台灣，因為有法治，所以大家不敢亂來，因為會抓啊，你東西沒做好，上面會查會管啊，所以我們台灣的產品就越做越好，只要說是台灣生產的東西，全世界都豎起大拇指。但是中國不一樣，他們的人就是貪啊，你要貪我也要貪，根本就沒人管，誘惑太多，到處都可以貪，所以他們的東西就做得越來越差，連他們自己都受不了。我認識一些大陸人，他們就好羨慕我們台灣，真的是什麼都好。所以大陸人就很苦悶啊，因為也不敢批評，不像台灣，你看民進黨做得那麼辛苦，還不是一堆人在罵政府。政府聽了也是笑笑啊，因為就是民主嘛，難怪我在上海的那些同事都說好想跟我回台灣。妳看，他們疫情那麼嚴重，我們就什麼事也沒有，然後他們還要控制世界衛生組織，怕我們加入。為什麼怕，因為台灣只要一加入，全世界馬上知道兩岸真的差太多了。</text:span><text:span text:style-name="T8">”<text:line-break/><text:line-break/></text:span><text:span text:style-name="T1">原音重現完畢。可惜沒有錄下來，可以當成腦殘病歷教材。</text:span><text:span text:style-name="T8"><text:line-break/><text:line-break/></text:span><text:span text:style-name="T1">我不太相信腦殘可以治療。常有人說我改變了他，其實我覺得是他自己改變了自己。我像一面鏡子，只能呈現人事物如其所是，至於當事人是否願意改變，是否有能力改變，那是他自己的造化，自己的抉擇。</text:span><text:span text:style-name="T8"><text:line-break/><text:line-break/></text:span><text:span text:style-name="T1">畫圖課下課了，說書先告一段落。</text:span></text:p>
      <text:p text:style-name="P10"><text:span text:style-name="T13">孫從輔</text:span><text:span text:style-name="T1"><text:s/>  |  2020.08.01 06:30   |   </text:span><text:a xlink:type="simple" xlink:href="http://palinfo.habago.org/Entry?Command=Information_PrintForum&amp;iPage=1#FORUM39879"><text:span text:style-name="T2">#</text:span></text:a></text:p>
      <text:p text:style-name="P11"><text:span text:style-name="T8">To A-Kan,<text:line-break/><text:line-break/></text:span><text:span text:style-name="T1">我分享一些和科赫家族以及美國資本如何操縱政治的文章與視頻。我沒有能力分辨裡面每一單件事實與論點的可靠度</text:span><text:span text:style-name="T8">(</text:span><text:span text:style-name="T1">例如是過於誇張、恰如其分、或只是冰山一角等等</text:span><text:span text:style-name="T8">)</text:span><text:span text:style-name="T1">，但我的經驗是，廣泛地去吸收這些信息，再用常識去理解，事情大致的圖象自然會浮現出來。</text:span><text:span text:style-name="T8"><text:line-break/><text:line-break/></text:span><text:span text:style-name="T1">文章：</text:span><text:span text:style-name="T8"><text:line-break/></text:span><text:span text:style-name="T1">美國影子政府的教父</text:span><text:span text:style-name="T8">——</text:span><text:span text:style-name="T1">科赫家族</text:span><text:span text:style-name="T8"><text:line-break/></text:span><text:span text:style-name="T1">（一）</text:span><text:span text:style-name="T8">http://www.cwzg.cn/politics/202005/57479.html<text:line-break/></text:span><text:span text:style-name="T1">（二）</text:span><text:span text:style-name="T8">http://www.cwzg.cn/history/202005/57700.html<text:line-break/>(</text:span><text:span text:style-name="T1">這系列主要描述科赫家族做過哪些事，但沒深講背後的道理</text:span><text:span text:style-name="T8">)<text:line-break/><text:line-break/></text:span><text:span text:style-name="T1">資本陰影之下的</text:span><text:span text:style-name="T8">“</text:span><text:span text:style-name="T1">財閥政治</text:span><text:span text:style-name="T8">”——</text:span><text:span text:style-name="T1">基金會與美國政治極化的結構演變</text:span><text:span text:style-name="T8"><text:line-break/>http://www.cwzg.cn/theory/202001/54006.html<text:line-break/>(</text:span><text:span text:style-name="T1">這篇比較學術，探討科赫家族類的這些財閥操縱政治的細膩手法，細讀下來很驚人，有種介紹如何體面地拿刀叉吃人肉的感覺。</text:span><text:span text:style-name="T8">)<text:line-break/><text:line-break/></text:span><text:span text:style-name="T1">視頻：</text:span><text:span text:style-name="T8"><text:line-break/></text:span><text:span text:style-name="T1">這對富豪兄弟用行動證明</text:span><text:span text:style-name="T8">“</text:span><text:span text:style-name="T1">最富的二三十個美國人可以左右白宮</text:span><text:span text:style-name="T8">”<text:line-break/>https://www.bilibili.com/video/av65885913/<text:line-break/>(</text:span><text:span text:style-name="T1">內容主要來自《金錢暗流：美國激進右翼崛起背後的隱秘富豪》這本書</text:span><text:span text:style-name="T8">)<text:line-break/><text:line-break/></text:span><text:span text:style-name="T1">走近包養</text:span><text:span text:style-name="T8">“</text:span><text:span text:style-name="T1">美帝</text:span><text:span text:style-name="T8">”</text:span><text:span text:style-name="T1">的神秘乾爹</text:span><text:span text:style-name="T8"><text:line-break/>https://www.youtube.com/watch?v=pCAtEZ9gyyw<text:line-break/>(</text:span><text:span text:style-name="T1">我覺得這段視頻解說得很不錯，搭配的畫面也很有水平</text:span><text:span text:style-name="T8">)</text:span></text:p>
      <text:p text:style-name="P10"><text:span text:style-name="T13">李念淨</text:span><text:span text:style-name="T1"><text:s/>  |  2020.08.01 01:50   |   </text:span><text:a xlink:type="simple" xlink:href="http://palinfo.habago.org/Entry?Command=Information_PrintForum&amp;iPage=1#FORUM39878"><text:span text:style-name="T2">#</text:span></text:a></text:p>
      <text:p text:style-name="P12"><text:span text:style-name="T1">我到了去年，也就是</text:span><text:span text:style-name="T8">25</text:span><text:span text:style-name="T1">歲的時候，才開始覺得自己很無知</text:span><text:span text:style-name="T8"><text:line-break/></text:span><text:span text:style-name="T1">就是自己的情感表達的原因描述不出來</text:span><text:span text:style-name="T8"><text:line-break/><text:line-break/></text:span><text:span text:style-name="T1">人生第一次看電影哭是小學看的魯冰花</text:span><text:span text:style-name="T8"><text:line-break/></text:span><text:span text:style-name="T1">那時候看到古阿明死掉哭得特別慘，當時還不知道自己為什麼哭</text:span><text:span text:style-name="T8"><text:line-break/></text:span><text:span text:style-name="T1">最近才大概能推斷出來是因為年齡相當</text:span><text:span text:style-name="T8"><text:s/></text:span><text:span text:style-name="T1">處境類似</text:span><text:span text:style-name="T8"><text:s/></text:span><text:span text:style-name="T1">懷才不遇的那種感覺</text:span><text:span text:style-name="T8"><text:s/></text:span><text:span text:style-name="T1">加上劇中反派的描述又過於寫實</text:span><text:span text:style-name="T8"><text:s/></text:span><text:span text:style-name="T1">令人有同仇敵愾的感覺</text:span><text:span text:style-name="T8"><text:line-break/><text:line-break/></text:span><text:span text:style-name="T1">當初看巴勒網，就跟看李敖的東西一樣，最一開始是為了看罵人渣黨的文章而看</text:span><text:span text:style-name="T8"><text:line-break/></text:span><text:span text:style-name="T1">以前對於陳醫師更多的哲學方面的文章，或是國際政治的東西，都跳過不看</text:span><text:span text:style-name="T8"><text:line-break/></text:span><text:span text:style-name="T1">現在想來這都是蠻腦殘的挑食行為就是</text:span><text:span text:style-name="T8"><text:line-break/><text:line-break/></text:span><text:span text:style-name="T1">過去總是不能明白為什麼李敖要花很多時間在書中抨擊美國</text:span><text:span text:style-name="T8"><text:line-break/></text:span><text:span text:style-name="T1">他當立委的大多數時間也是針對外交國防這塊質詢</text:span><text:span text:style-name="T8"><text:line-break/></text:span><text:span text:style-name="T1">直到</text:span><text:span text:style-name="T8">20</text:span><text:span text:style-name="T1">幾歲離開大學以後，才慢慢直到社會動亂的根源還是在美國這塊上</text:span><text:span text:style-name="T8"><text:line-break/></text:span><text:span text:style-name="T1">如果一個讀李敖書長大的人都那麼晚才知道中美的問題，更別提一般台灣</text:span><text:span text:style-name="T8">2030</text:span><text:span text:style-name="T1">幾歲的人他們會有多無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